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a1" style:family="table">
      <style:table-properties style:width="15.753cm" fo:margin-left="0.885cm" table:align="left"/>
    </style:style>
    <style:style style:name="Tabla1.A" style:family="table-column">
      <style:table-column-properties style:column-width="2.189cm"/>
    </style:style>
    <style:style style:name="Tabla1.B" style:family="table-column">
      <style:table-column-properties style:column-width="6.999cm"/>
    </style:style>
    <style:style style:name="Tabla1.C" style:family="table-column">
      <style:table-column-properties style:column-width="3.247cm"/>
    </style:style>
    <style:style style:name="Tabla1.D" style:family="table-column">
      <style:table-column-properties style:column-width="3.318cm"/>
    </style:style>
    <style:style style:name="Tabla1.1" style:family="table-row">
      <style:table-row-properties style:min-row-height="0.6cm" style:use-optimal-row-height="false"/>
    </style:style>
    <style:style style:name="Tabla1.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1.D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1.2" style:family="table-row">
      <style:table-row-properties style:min-row-height="0.635cm" style:use-optimal-row-height="false"/>
    </style:style>
    <style:style style:name="Tabla1.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1.D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2" style:family="table">
      <style:table-properties style:width="15.801cm" fo:margin-left="0.838cm" table:align="left"/>
    </style:style>
    <style:style style:name="Tabla2.A" style:family="table-column">
      <style:table-column-properties style:column-width="2.91cm"/>
    </style:style>
    <style:style style:name="Tabla2.B" style:family="table-column">
      <style:table-column-properties style:column-width="2.886cm"/>
    </style:style>
    <style:style style:name="Tabla2.C" style:family="table-column">
      <style:table-column-properties style:column-width="2.406cm"/>
    </style:style>
    <style:style style:name="Tabla2.D" style:family="table-column">
      <style:table-column-properties style:column-width="3.896cm"/>
    </style:style>
    <style:style style:name="Tabla2.E" style:family="table-column">
      <style:table-column-properties style:column-width="1.877cm"/>
    </style:style>
    <style:style style:name="Tabla2.F" style:family="table-column">
      <style:table-column-properties style:column-width="1.826cm"/>
    </style:style>
    <style:style style:name="Tabla2.1" style:family="table-row">
      <style:table-row-properties style:min-row-height="1.341cm" style:use-optimal-row-height="false"/>
    </style:style>
    <style:style style:name="Tabla2.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2.F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2.2" style:family="table-row">
      <style:table-row-properties style:min-row-height="0.953cm" style:use-optimal-row-height="false"/>
    </style:style>
    <style:style style:name="Tabla2.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2.F2" style:family="table-cell">
      <style:table-cell-properties style:vertical-align="middle" fo:padding-left="0.009cm" fo:padding-right="0.182cm" fo:padding-top="0cm" fo:padding-bottom="0cm" fo:border-left="0.5pt solid #657cd1" fo:border-right="0.5pt solid #657cd1" fo:border-top="1.5pt solid #000001" fo:border-bottom="0.5pt solid #657cd1" style:writing-mode="lr-tb"/>
    </style:style>
    <style:style style:name="Tabla3" style:family="table">
      <style:table-properties style:width="15.852cm" fo:margin-left="0.79cm" table:align="left"/>
    </style:style>
    <style:style style:name="Tabla3.A" style:family="table-column">
      <style:table-column-properties style:column-width="2.935cm"/>
    </style:style>
    <style:style style:name="Tabla3.B" style:family="table-column">
      <style:table-column-properties style:column-width="12.917cm"/>
    </style:style>
    <style:style style:name="Tabla3.1" style:family="table-row">
      <style:table-row-properties style:min-row-height="0.988cm" style:use-optimal-row-height="false"/>
    </style:style>
    <style:style style:name="Tabla3.A1" style:family="table-cell">
      <style:table-cell-properties fo:background-color="#dbe5f1" fo:padding-left="0.009cm" fo:padding-right="0.182cm" fo:padding-top="0cm" fo:padding-bottom="0cm" fo:border-left="0.5pt solid #657cd1" fo:border-right="none" fo:border-top="0.5pt solid #657cd1" fo:border-bottom="1.5pt solid #000001" style:writing-mode="lr-tb">
        <style:background-image/>
      </style:table-cell-properties>
    </style:style>
    <style:style style:name="Tabla3.B1" style:family="table-cell">
      <style:table-cell-properties fo:background-color="#dbe5f1" fo:padding-left="0.009cm" fo:padding-right="0.182cm" fo:padding-top="0cm" fo:padding-bottom="0cm" fo:border-left="0.5pt solid #657cd1" fo:border-right="0.5pt solid #657cd1" fo:border-top="0.5pt solid #657cd1" fo:border-bottom="1.5pt solid #000001" style:writing-mode="lr-tb">
        <style:background-image/>
      </style:table-cell-properties>
    </style:style>
    <style:style style:name="Tabla3.2" style:family="table-row">
      <style:table-row-properties style:min-row-height="0.6cm" style:use-optimal-row-height="false"/>
    </style:style>
    <style:style style:name="Tabla3.A2" style:family="table-cell">
      <style:table-cell-properties style:vertical-align="middle" fo:padding-left="0.009cm" fo:padding-right="0.182cm" fo:padding-top="0cm" fo:padding-bottom="0cm" fo:border-left="0.5pt solid #657cd1" fo:border-right="none" fo:border-top="1.5pt solid #000001" fo:border-bottom="0.5pt solid #657cd1" style:writing-mode="lr-tb"/>
    </style:style>
    <style:style style:name="Tabla3.B2" style:family="table-cell">
      <style:table-cell-properties fo:padding-left="0.009cm" fo:padding-right="0.182cm" fo:padding-top="0cm" fo:padding-bottom="0cm" fo:border-left="0.5pt solid #657cd1" fo:border-right="0.5pt solid #657cd1" fo:border-top="1.5pt solid #000001" fo:border-bottom="0.5pt solid #657cd1" style:writing-mode="lr-tb"/>
    </style:style>
    <style:style style:name="Tabla4" style:family="table">
      <style:table-properties style:width="15.849cm" fo:margin-left="0.79cm" table:align="left"/>
    </style:style>
    <style:style style:name="Tabla4.A" style:family="table-column">
      <style:table-column-properties style:column-width="2.284cm"/>
    </style:style>
    <style:style style:name="Tabla4.B" style:family="table-column">
      <style:table-column-properties style:column-width="13.564cm"/>
    </style:style>
    <style:style style:name="Tabla4.1" style:family="table-row">
      <style:table-row-properties style:min-row-height="0.635cm" style:use-optimal-row-height="false"/>
    </style:style>
    <style:style style:name="Tabla4.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4.B1" style:family="table-cell">
      <style:table-cell-properties style:vertical-align="middle" fo:padding-left="0.009cm" fo:padding-right="0.182cm" fo:padding-top="0cm" fo:padding-bottom="0cm" fo:border-left="1.5pt solid #000001" fo:border-right="0.5pt solid #657cd1" fo:border-top="0.5pt solid #657cd1" fo:border-bottom="0.5pt solid #657cd1" style:writing-mode="lr-tb"/>
    </style:style>
    <style:style style:name="Tabla5" style:family="table">
      <style:table-properties style:width="15.801cm" fo:margin-left="0.838cm" table:align="left"/>
    </style:style>
    <style:style style:name="Tabla5.A" style:family="table-column">
      <style:table-column-properties style:column-width="2.237cm"/>
    </style:style>
    <style:style style:name="Tabla5.B" style:family="table-column">
      <style:table-column-properties style:column-width="13.564cm"/>
    </style:style>
    <style:style style:name="Tabla5.1" style:family="table-row">
      <style:table-row-properties style:min-row-height="0.635cm" style:use-optimal-row-height="false"/>
    </style:style>
    <style:style style:name="Tabla5.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5.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6" style:family="table">
      <style:table-properties style:width="15.801cm" fo:margin-left="0.838cm" table:align="left"/>
    </style:style>
    <style:style style:name="Tabla6.A" style:family="table-column">
      <style:table-column-properties style:column-width="2.237cm"/>
    </style:style>
    <style:style style:name="Tabla6.B" style:family="table-column">
      <style:table-column-properties style:column-width="13.564cm"/>
    </style:style>
    <style:style style:name="Tabla6.1" style:family="table-row">
      <style:table-row-properties style:min-row-height="0.635cm" style:use-optimal-row-height="false"/>
    </style:style>
    <style:style style:name="Tabla6.A1" style:family="table-cell">
      <style:table-cell-properties style:vertical-align="middle" fo:background-color="#dbe5f1" fo:padding-left="0.009cm" fo:padding-right="0.182cm" fo:padding-top="0cm" fo:padding-bottom="0cm" fo:border-left="0.5pt solid #657cd1" fo:border-right="none" fo:border-top="0.5pt solid #657cd1" fo:border-bottom="0.5pt solid #657cd1" style:writing-mode="lr-tb">
        <style:background-image/>
      </style:table-cell-properties>
    </style:style>
    <style:style style:name="Tabla6.B1" style:family="table-cell">
      <style:table-cell-properties style:vertical-align="middle" fo:padding-left="0.191cm" fo:padding-right="0.182cm" fo:padding-top="0cm" fo:padding-bottom="0cm" fo:border-left="1.5pt solid #000001" fo:border-right="1.5pt solid #000001" fo:border-top="0.5pt solid #657cd1" fo:border-bottom="0.5pt solid #657cd1" style:writing-mode="lr-tb"/>
    </style:style>
    <style:style style:name="Tabla7" style:family="table">
      <style:table-properties style:width="17.51cm" fo:margin-left="0cm" table:align="left"/>
    </style:style>
    <style:style style:name="Tabla7.A" style:family="table-column">
      <style:table-column-properties style:column-width="2.277cm"/>
    </style:style>
    <style:style style:name="Tabla7.B" style:family="table-column">
      <style:table-column-properties style:column-width="3.231cm"/>
    </style:style>
    <style:style style:name="Tabla7.C" style:family="table-column">
      <style:table-column-properties style:column-width="12.002cm"/>
    </style:style>
    <style:style style:name="Tabla7.A1" style:family="table-cell">
      <style:table-cell-properties fo:background-color="#dbe5f1" fo:padding-left="0.164cm" fo:padding-right="0.191cm" fo:padding-top="0cm" fo:padding-bottom="0cm" fo:border-left="0.5pt solid #365f91" fo:border-right="none" fo:border-top="0.5pt solid #365f91" fo:border-bottom="0.5pt solid #365f91" style:writing-mode="lr-tb">
        <style:background-image/>
      </style:table-cell-properties>
    </style:style>
    <style:style style:name="Tabla7.C1" style:family="table-cell">
      <style:table-cell-properties fo:background-color="#dbe5f1" fo:padding-left="0.164cm" fo:padding-right="0.191cm" fo:padding-top="0cm" fo:padding-bottom="0cm" fo:border="0.5pt solid #365f91" style:writing-mode="lr-tb">
        <style:background-image/>
      </style:table-cell-properties>
    </style:style>
    <style:style style:name="Tabla7.A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B2" style:family="table-cell">
      <style:table-cell-properties fo:padding-left="0.164cm" fo:padding-right="0.191cm" fo:padding-top="0cm" fo:padding-bottom="0cm" fo:border-left="0.5pt solid #365f91" fo:border-right="none" fo:border-top="0.5pt solid #365f91" fo:border-bottom="0.5pt solid #365f91" style:writing-mode="lr-tb"/>
    </style:style>
    <style:style style:name="Tabla7.C2" style:family="table-cell">
      <style:table-cell-properties fo:padding-left="0.164cm" fo:padding-right="0.191cm" fo:padding-top="0cm" fo:padding-bottom="0cm" fo:border="0.5pt solid #365f91" style:writing-mode="lr-tb"/>
    </style:style>
    <style:style style:name="Tabla7.A3" style:family="table-cell">
      <style:table-cell-properties fo:padding-left="0.164cm" fo:padding-right="0.191cm" fo:padding-top="0cm" fo:padding-bottom="0cm" fo:border-left="0.5pt solid #365f91" fo:border-right="none" fo:border-top="none" fo:border-bottom="0.5pt solid #365f91" style:writing-mode="lr-tb"/>
    </style:style>
    <style:style style:name="Tabla7.B3" style:family="table-cell">
      <style:table-cell-properties fo:padding-left="0.164cm" fo:padding-right="0.191cm" fo:padding-top="0cm" fo:padding-bottom="0cm" fo:border-left="0.5pt solid #365f91" fo:border-right="none" fo:border-top="none" fo:border-bottom="0.5pt solid #365f91" style:writing-mode="lr-tb"/>
    </style:style>
    <style:style style:name="Tabla7.C3"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7.A4" style:family="table-cell">
      <style:table-cell-properties fo:padding-left="0.164cm" fo:padding-right="0.191cm" fo:padding-top="0cm" fo:padding-bottom="0cm" fo:border-left="0.5pt solid #365f91" fo:border-right="none" fo:border-top="none" fo:border-bottom="0.5pt solid #365f91" style:writing-mode="lr-tb"/>
    </style:style>
    <style:style style:name="Tabla7.B4" style:family="table-cell">
      <style:table-cell-properties fo:padding-left="0.164cm" fo:padding-right="0.191cm" fo:padding-top="0cm" fo:padding-bottom="0cm" fo:border-left="0.5pt solid #365f91" fo:border-right="none" fo:border-top="none" fo:border-bottom="0.5pt solid #365f91" style:writing-mode="lr-tb"/>
    </style:style>
    <style:style style:name="Tabla7.C4" style:family="table-cell">
      <style:table-cell-properties fo:padding-left="0.164cm" fo:padding-right="0.191cm" fo:padding-top="0cm" fo:padding-bottom="0cm" fo:border-left="0.5pt solid #365f91" fo:border-right="0.5pt solid #365f91" fo:border-top="none" fo:border-bottom="0.5pt solid #365f91" style:writing-mode="lr-tb"/>
    </style:style>
    <style:style style:name="Tabla8" style:family="table">
      <style:table-properties style:width="17.383cm" table:align="right"/>
    </style:style>
    <style:style style:name="Tabla8.A" style:family="table-column">
      <style:table-column-properties style:column-width="5.893cm"/>
    </style:style>
    <style:style style:name="Tabla8.B" style:family="table-column">
      <style:table-column-properties style:column-width="3.006cm"/>
    </style:style>
    <style:style style:name="Tabla8.C" style:family="table-column">
      <style:table-column-properties style:column-width="4.113cm"/>
    </style:style>
    <style:style style:name="Tabla8.D" style:family="table-column">
      <style:table-column-properties style:column-width="4.371cm"/>
    </style:style>
    <style:style style:name="Tabla8.A1" style:family="table-cell">
      <style:table-cell-properties fo:padding="0.097cm" fo:border-left="0.5pt solid #000000" fo:border-right="none" fo:border-top="0.5pt solid #000000" fo:border-bottom="0.5pt solid #000000"/>
    </style:style>
    <style:style style:name="Tabla8.D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D2" style:family="table-cell">
      <style:table-cell-properties fo:padding="0.097cm" fo:border-left="0.5pt solid #000000" fo:border-right="0.5pt solid #000000" fo:border-top="none" fo:border-bottom="0.5pt solid #000000"/>
    </style:style>
    <style:style style:name="P1" style:family="paragraph" style:parent-style-name="Standard" style:master-page-name="MP0">
      <style:paragraph-properties fo:margin-left="1.199cm" fo:margin-right="-0.041cm" fo:margin-top="0.635cm" fo:margin-bottom="0cm" style:contextual-spacing="false" fo:orphans="0" fo:widows="0" fo:text-indent="0cm" style:auto-text-indent="false" style:page-number="auto" fo:break-before="page">
        <style:tab-stops/>
      </style:paragraph-properties>
      <style:text-properties fo:color="#365f91" loext:opacity="100%" fo:font-size="10pt" fo:font-weight="bold" style:font-name-asian="Arial" style:font-size-asian="10pt" style:font-weight-asian="bold" style:font-name-complex="Arial" style:font-size-complex="10pt"/>
    </style:style>
    <style:style style:name="P2"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3"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4" style:family="paragraph" style:parent-style-name="Standard">
      <style:paragraph-properties fo:margin-left="0.095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5" style:family="paragraph" style:parent-style-name="Standard">
      <style:paragraph-properties fo:margin-left="0.092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6" style:family="paragraph" style:parent-style-name="Standard">
      <style:paragraph-properties fo:margin-left="0cm" fo:margin-top="0cm" fo:margin-bottom="0cm" style:contextual-spacing="false" fo:text-align="center" style:justify-single-word="false" fo:orphans="0" fo:widows="0" fo:text-indent="0cm" style:auto-text-indent="false">
        <style:tab-stops/>
      </style:paragraph-properties>
    </style:style>
    <style:style style:name="P7" style:family="paragraph" style:parent-style-name="Standard">
      <style:paragraph-properties fo:margin-left="1.199cm" fo:margin-right="-0.041cm" fo:margin-top="0.635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9"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0"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1"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2"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3"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4"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ab-stops/>
      </style:paragraph-properties>
      <style:text-properties style:font-name-asian="Arial" style:font-name-complex="Arial" style:font-size-complex="9pt"/>
    </style:style>
    <style:style style:name="P15"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ab-stops/>
      </style:paragraph-properties>
      <style:text-properties fo:font-size="10pt" style:font-name-asian="Arial" style:font-size-asian="10pt" style:font-name-complex="Arial" style:font-size-complex="10pt"/>
    </style:style>
    <style:style style:name="P16" style:family="paragraph" style:parent-style-name="Standard">
      <style:paragraph-properties fo:margin-left="0.101cm" fo:margin-top="0cm" fo:margin-bottom="0cm" style:contextual-spacing="false" fo:orphans="0" fo:widows="0" fo:text-indent="0cm" style:auto-text-indent="false">
        <style:tab-stops/>
      </style:paragraph-properties>
      <style:text-properties style:font-name-asian="Arial" style:font-name-complex="Arial" style:font-size-complex="9pt"/>
    </style:style>
    <style:style style:name="P17" style:family="paragraph" style:parent-style-name="Standard">
      <style:paragraph-properties fo:margin-left="0cm" fo:margin-top="0cm" fo:margin-bottom="0cm" style:contextual-spacing="false" fo:orphans="0" fo:widows="0" fo:hyphenation-ladder-count="no-limit" fo:hyphenation-keep="auto" loext:hyphenation-keep-type="column" fo:text-indent="0cm" style:auto-text-indent="false" style:punctuation-wrap="simple">
        <style:tab-stops/>
      </style:paragraph-properties>
      <style:text-properties fo:hyphenate="true" loext:hyphenation-no-caps="false" loext:hyphenation-no-last-word="false" loext:hyphenation-word-char-count="no-limit" loext:hyphenation-zone="no-limit"/>
    </style:style>
    <style:style style:name="P18" style:family="paragraph" style:parent-style-name="Standard">
      <style:paragraph-properties fo:margin-left="0.092cm" fo:margin-right="-0.035cm" fo:margin-top="0cm" fo:margin-bottom="0cm" style:contextual-spacing="false" fo:orphans="0" fo:widows="0" fo:text-indent="0cm" style:auto-text-indent="false">
        <style:tab-stops/>
      </style:paragraph-properties>
      <style:text-properties fo:color="#365f91" loext:opacity="100%" fo:font-size="10pt" fo:font-weight="bold" style:font-name-asian="Arial" style:font-size-asian="10pt" style:font-weight-asian="bold" style:font-name-complex="Arial" style:font-size-complex="10pt"/>
    </style:style>
    <style:style style:name="P19"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0" style:family="paragraph" style:parent-style-name="Standard">
      <style:paragraph-properties fo:margin-left="0.079cm" fo:margin-right="-0.035cm" fo:margin-top="0cm" fo:margin-bottom="0cm" style:contextual-spacing="false" fo:orphans="0" fo:widows="0" fo:text-indent="0cm" style:auto-text-indent="false">
        <style:tab-stops/>
      </style:paragraph-properties>
      <style:text-properties fo:font-size="10pt" officeooo:rsid="0001089f" officeooo:paragraph-rsid="0001089f" style:font-name-asian="Arial" style:font-size-asian="10pt" style:font-name-complex="Arial" style:font-size-complex="10pt"/>
    </style:style>
    <style:style style:name="P21" style:family="paragraph" style:parent-style-name="Standard">
      <style:paragraph-properties fo:margin-left="0cm" fo:orphans="0" fo:widows="0" fo:text-indent="0cm" style:auto-text-indent="false">
        <style:tab-stops/>
      </style:paragraph-properties>
      <style:text-properties style:use-window-font-color="true" loext:opacity="0%" fo:font-size="10pt" fo:font-style="italic" style:font-size-asian="10pt" style:font-style-asian="italic" style:font-name-complex="Arial" style:font-size-complex="10pt" style:font-style-complex="italic"/>
    </style:style>
    <style:style style:name="P22" style:family="paragraph" style:parent-style-name="Standard">
      <style:paragraph-properties fo:margin-left="0cm" fo:margin-right="-0.035cm" fo:margin-top="0cm" fo:margin-bottom="0cm" style:contextual-spacing="false" fo:orphans="0" fo:widows="0" fo:text-indent="0cm" style:auto-text-indent="false">
        <style:tab-stops/>
      </style:paragraph-properties>
      <style:text-properties fo:font-size="10pt" style:font-name-asian="Arial" style:font-size-asian="10pt" style:font-name-complex="Arial" style:font-size-complex="10pt"/>
    </style:style>
    <style:style style:name="P23" style:family="paragraph" style:parent-style-name="Standard">
      <style:paragraph-properties fo:margin-left="6.244cm" fo:text-indent="0cm" style:auto-text-indent="false">
        <style:tab-stops/>
      </style:paragraph-properties>
      <style:text-properties fo:font-size="10pt" style:font-name-asian="Arial" style:font-size-asian="10pt" style:font-name-complex="Arial" style:font-size-complex="10pt"/>
    </style:style>
    <style:style style:name="P24" style:family="paragraph" style:parent-style-name="Standard">
      <style:paragraph-properties fo:margin-left="6.244cm" fo:text-indent="0cm" style:auto-text-indent="false">
        <style:tab-stops/>
      </style:paragraph-properties>
      <style:text-properties fo:font-size="10pt" style:font-size-asian="10pt" style:font-size-complex="10pt"/>
    </style:style>
    <style:style style:name="P25" style:family="paragraph" style:parent-style-name="Standard">
      <style:paragraph-properties fo:margin-left="0cm" fo:margin-right="-0.041cm" fo:margin-top="0.635cm" fo:margin-bottom="0cm" style:contextual-spacing="false" fo:orphans="0" fo:widows="0" fo:text-indent="0cm" style:auto-text-indent="false" fo:break-before="page">
        <style:tab-stops/>
      </style:paragraph-properties>
      <style:text-properties fo:color="#365f91" loext:opacity="100%" fo:font-size="10pt" fo:letter-spacing="-0.002cm" fo:language="gl" fo:country="ES" fo:font-weight="bold" style:font-size-asian="10pt" style:font-weight-asian="bold" style:font-name-complex="Arial" style:font-size-complex="10pt"/>
    </style:style>
    <style:style style:name="P26"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7" style:family="paragraph" style:parent-style-name="Standard">
      <style:paragraph-properties fo:margin-left="0.199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8" style:family="paragraph" style:parent-style-name="Standard">
      <style:paragraph-properties fo:margin-left="0.3cm" fo:margin-right="0.101cm" fo:margin-top="0cm" fo:margin-bottom="0cm" style:contextual-spacing="false" fo:text-align="center" style:justify-single-word="false" fo:orphans="0" fo:widows="0" fo:text-indent="0cm" style:auto-text-indent="false">
        <style:tab-stops/>
      </style:paragraph-properties>
      <style:text-properties fo:color="#365f91" loext:opacity="100%" fo:font-size="10pt" fo:letter-spacing="0.002cm" fo:language="gl" fo:country="ES" fo:font-weight="bold" style:font-size-asian="10pt" style:font-weight-asian="bold" style:font-name-complex="Arial" style:font-size-complex="10pt" style:font-weight-complex="bold" style:text-scale="81%"/>
    </style:style>
    <style:style style:name="P29"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officeooo:rsid="00027c33" officeooo:paragraph-rsid="00027c33" style:font-size-asian="10pt" style:font-name-complex="Arial" style:font-size-complex="10pt" style:text-scale="81%"/>
    </style:style>
    <style:style style:name="P30" style:family="paragraph" style:parent-style-name="Standard">
      <style:paragraph-properties fo:margin-left="0.092cm" fo:margin-right="-0.035cm" fo:margin-top="0cm" fo:margin-bottom="0cm" style:contextual-spacing="false" fo:text-align="center" style:justify-single-word="false" fo:orphans="0" fo:widows="0">
        <style:tab-stops/>
      </style:paragraph-properties>
      <style:text-properties fo:font-size="10pt" fo:letter-spacing="0.002cm" fo:language="gl" fo:country="ES" style:font-size-asian="10pt" style:font-name-complex="Arial" style:font-size-complex="10pt" style:text-scale="81%"/>
    </style:style>
    <style:style style:name="P31" style:family="paragraph" style:parent-style-name="Standard">
      <style:paragraph-properties fo:margin-left="0.101cm" fo:margin-top="0cm" fo:margin-bottom="0cm" style:contextual-spacing="false" fo:text-align="center" style:justify-single-word="false" fo:orphans="0" fo:widows="0" fo:text-indent="0cm" style:auto-text-indent="false">
        <style:tab-stops/>
      </style:paragraph-properties>
      <style:text-properties fo:font-size="10pt" fo:letter-spacing="0.002cm" fo:language="gl" fo:country="ES" style:font-size-asian="10pt" style:font-name-complex="Arial" style:font-size-complex="10pt" style:text-scale="81%"/>
    </style:style>
    <style:style style:name="P32" style:family="paragraph" style:parent-style-name="Standard">
      <style:paragraph-properties fo:margin-left="6.244cm" fo:text-align="justify" style:justify-single-word="false" fo:text-indent="0cm" style:auto-text-indent="false">
        <style:tab-stops/>
      </style:paragraph-properties>
      <style:text-properties fo:font-size="10pt" style:font-name-asian="Arial" style:font-size-asian="10pt" style:font-name-complex="Arial" style:font-size-complex="10pt"/>
    </style:style>
    <style:style style:name="P33" style:family="paragraph" style:parent-style-name="Standard">
      <loext:graphic-properties draw:fill="solid" draw:fill-color="#dbe5f1" draw:opacity="100%"/>
      <style:paragraph-properties fo:margin-left="0cm" fo:margin-right="-0.004cm" fo:margin-top="0.635cm" fo:margin-bottom="0cm" style:contextual-spacing="false" fo:orphans="0" fo:widows="0" fo:text-indent="0cm" style:auto-text-indent="false" fo:background-color="#dbe5f1" fo:padding-left="0cm" fo:padding-right="0cm" fo:padding-top="0cm" fo:padding-bottom="0.035cm" fo:border-left="none" fo:border-right="none" fo:border-top="none" fo:border-bottom="1.5pt solid #365f91" style:shadow="none">
        <style:tab-stops/>
      </style:paragraph-properties>
    </style:style>
    <style:style style:name="P34" style:family="paragraph" style:parent-style-name="Contents_20_1">
      <style:paragraph-properties>
        <style:tab-stops>
          <style:tab-stop style:position="17.5cm" style:type="right" style:leader-style="dotted" style:leader-text="."/>
        </style:tab-stops>
      </style:paragraph-properties>
    </style:style>
    <style:style style:name="P35" style:family="paragraph" style:parent-style-name="Standard">
      <style:paragraph-properties fo:margin-lef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 style:font-size-complex="10pt"/>
    </style:style>
    <style:style style:name="P36" style:family="paragraph" style:parent-style-name="Standard">
      <style:text-properties fo:color="#0000cc" loext:opacity="100%" style:font-name-asian="Verdana" style:font-size-complex="9pt"/>
    </style:style>
    <style:style style:name="P37" style:family="paragraph" style:parent-style-name="Standard">
      <style:paragraph-properties fo:margin-left="0cm" fo:text-indent="0cm" style:auto-text-indent="false" fo:break-before="page">
        <style:tab-stops/>
      </style:paragraph-properties>
      <style:text-properties style:font-name-asian="Verdana" style:font-size-complex="9pt"/>
    </style:style>
    <style:style style:name="P38" style:family="paragraph" style:parent-style-name="Heading_20_1" style:list-style-name="WWNum1">
      <style:paragraph-properties>
        <style:tab-stops>
          <style:tab-stop style:position="0.728cm"/>
          <style:tab-stop style:position="1.328cm"/>
        </style:tab-stops>
      </style:paragraph-properties>
    </style:style>
    <style:style style:name="P39" style:family="paragraph" style:parent-style-name="Párrafo_20_de_20_lista">
      <style:paragraph-properties fo:margin-left="0cm"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0"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41" style:family="paragraph" style:parent-style-name="Párrafo_20_de_20_lista">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42"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27c33" officeooo:paragraph-rsid="00027c33" style:font-size-asian="10pt" style:font-size-complex="10pt"/>
    </style:style>
    <style:style style:name="P43"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45d56" officeooo:paragraph-rsid="00045d56" style:font-size-asian="10pt" style:font-size-complex="10pt"/>
    </style:style>
    <style:style style:name="P44"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54506" officeooo:paragraph-rsid="00054506" style:font-size-asian="10pt" style:font-size-complex="10pt"/>
    </style:style>
    <style:style style:name="P45"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8bb51" officeooo:paragraph-rsid="0008bb51" style:font-size-asian="10pt" style:font-size-complex="10pt"/>
    </style:style>
    <style:style style:name="P46" style:family="paragraph" style:parent-style-name="Párrafo_20_de_20_lista">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officeooo:rsid="0008bb51" officeooo:paragraph-rsid="0008bb51" style:font-size-asian="10pt" style:font-size-complex="10pt"/>
    </style:style>
    <style:style style:name="P47" style:family="paragraph" style:parent-style-name="Párrafo_20_de_20_lista">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a5de1" officeooo:paragraph-rsid="000a5de1" style:font-size-asian="10pt" style:font-size-complex="10pt"/>
    </style:style>
    <style:style style:name="P48" style:family="paragraph" style:parent-style-name="Heading_20_1" style:list-style-name="WWNum1">
      <style:paragraph-properties fo:break-before="page">
        <style:tab-stops>
          <style:tab-stop style:position="0.728cm"/>
          <style:tab-stop style:position="1.328cm"/>
        </style:tab-stops>
      </style:paragraph-properties>
    </style:style>
    <style:style style:name="P49" style:family="paragraph" style:parent-style-name="Standard">
      <style:paragraph-properties fo:margin-left="0cm" fo:text-align="justify" style:justify-single-word="false">
        <style:tab-stops/>
      </style:paragraph-properties>
      <style:text-properties style:use-window-font-color="true" loext:opacity="0%" fo:font-style="italic" style:font-style-asian="italic"/>
    </style:style>
    <style:style style:name="P50"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51" style:family="paragraph" style:parent-style-name="Standard">
      <style:paragraph-properties fo:margin-left="0cm" fo:text-align="justify" style:justify-single-word="false">
        <style:tab-stops/>
      </style:paragraph-properties>
      <style:text-properties fo:color="#ff0000" loext:opacity="100%" fo:font-size="10pt" fo:language="gl" fo:country="ES" fo:font-style="italic" style:font-size-asian="10pt" style:font-style-asian="italic" style:font-size-complex="10pt"/>
    </style:style>
    <style:style style:name="P52" style:family="paragraph" style:parent-style-name="Standard">
      <style:paragraph-properties fo:margin-left="0cm" fo:text-align="justify" style:justify-single-word="false">
        <style:tab-stops/>
      </style:paragraph-properties>
      <style:text-properties fo:color="#ff0000" loext:opacity="100%" fo:font-size="10pt" fo:language="gl" fo:country="ES" style:font-size-asian="10pt" style:font-size-complex="10pt"/>
    </style:style>
    <style:style style:name="P5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c1e75" officeooo:paragraph-rsid="000c1e75" style:font-size-asian="10pt" style:font-size-complex="10pt"/>
    </style:style>
    <style:style style:name="P5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0d7d7b" officeooo:paragraph-rsid="000d7d7b" style:font-size-asian="10pt" style:font-size-complex="10pt"/>
    </style:style>
    <style:style style:name="P55"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officeooo:rsid="0012a219" officeooo:paragraph-rsid="0012a219" style:font-size-asian="10pt" style:font-size-complex="10pt"/>
    </style:style>
    <style:style style:name="P56" style:family="paragraph" style:parent-style-name="Párrafo_20_de_20_lista">
      <style:paragraph-properties fo:margin-left="0cm" fo:text-align="justify" style:justify-single-word="false" fo:text-indent="0cm" style:auto-text-indent="false">
        <style:tab-stops/>
      </style:paragraph-properties>
    </style:style>
    <style:style style:name="P57" style:family="paragraph" style:parent-style-name="Párrafo_20_de_20_lista">
      <style:paragraph-properties fo:margin-left="0cm" fo:text-align="justify" style:justify-single-word="false" fo:text-indent="0cm" style:auto-text-indent="false">
        <style:tab-stops/>
      </style:paragraph-properties>
      <style:text-properties officeooo:paragraph-rsid="00169acd"/>
    </style:style>
    <style:style style:name="P58" style:family="paragraph" style:parent-style-name="Párrafo_20_de_20_lista">
      <style:paragraph-properties fo:margin-left="0cm" fo:text-align="justify" style:justify-single-word="false" fo:text-indent="0cm" style:auto-text-indent="false">
        <style:tab-stops/>
      </style:paragraph-properties>
      <style:text-properties officeooo:paragraph-rsid="001d01ac"/>
    </style:style>
    <style:style style:name="P59"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1e1319" officeooo:paragraph-rsid="001e1319" style:font-size-asian="10pt" style:font-style-asian="normal" style:font-size-complex="10pt" style:font-style-complex="normal"/>
    </style:style>
    <style:style style:name="P6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1e1319" officeooo:paragraph-rsid="001e1319" style:font-size-asian="10pt" style:font-style-asian="normal" style:font-weight-asian="bold" style:font-size-complex="10pt" style:font-style-complex="normal" style:font-weight-complex="bold"/>
    </style:style>
    <style:style style:name="P61"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227daf" officeooo:paragraph-rsid="0043d20e" style:font-size-asian="10pt" style:font-style-asian="normal" style:font-size-complex="10pt" style:font-style-complex="normal"/>
    </style:style>
    <style:style style:name="P6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60f89" officeooo:paragraph-rsid="00260f89" style:font-size-asian="10pt" style:font-style-asian="normal" style:font-weight-asian="bold" style:font-size-complex="10pt" style:font-style-complex="normal" style:font-weight-complex="bold"/>
    </style:style>
    <style:style style:name="P63" style:family="paragraph" style:parent-style-name="Standard">
      <style:paragraph-properties fo:margin-left="0cm" fo:text-align="start" style:justify-single-word="false" fo:text-indent="0cm" style:auto-text-indent="false">
        <style:tab-stops/>
      </style:paragraph-properties>
      <style:text-properties officeooo:paragraph-rsid="0026ccd6"/>
    </style:style>
    <style:style style:name="P64"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dfd8f" style:font-size-asian="10pt" style:font-style-asian="normal" style:font-size-complex="10pt" style:font-style-complex="normal"/>
    </style:style>
    <style:style style:name="P65"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fo:font-weight="bold" officeooo:rsid="0020a919" officeooo:paragraph-rsid="0020a919"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22b0bc" style:font-size-asian="10pt" style:font-style-asian="normal" style:font-size-complex="10pt" style:font-style-complex="normal"/>
    </style:style>
    <style:style style:name="P6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60f89" officeooo:paragraph-rsid="00260f89" style:font-size-asian="10pt" style:font-style-asian="normal" style:font-size-complex="10pt" style:font-style-complex="normal"/>
    </style:style>
    <style:style style:name="P68" style:family="paragraph" style:parent-style-name="Standard">
      <style:paragraph-properties fo:margin-left="0cm" fo:text-align="start" style:justify-single-word="false" fo:text-indent="0cm" style:auto-text-indent="false">
        <style:tab-stops/>
      </style:paragraph-properties>
      <style:text-properties fo:color="#000000" loext:opacity="100%" fo:font-size="10pt" fo:language="gl" fo:country="ES" fo:font-style="normal" officeooo:rsid="004dfd8f" officeooo:paragraph-rsid="004ef6b6" style:font-size-asian="10pt" style:font-style-asian="normal" style:font-size-complex="10pt" style:font-style-complex="normal"/>
    </style:style>
    <style:style style:name="P69" style:family="paragraph" style:parent-style-name="Standard">
      <style:paragraph-properties fo:margin-left="0cm" fo:text-align="justify" style:justify-single-word="false" fo:text-indent="0cm" style:auto-text-indent="false" fo:break-before="page">
        <style:tab-stops/>
      </style:paragraph-properties>
      <style:text-properties fo:color="#000000" loext:opacity="100%" fo:font-size="10pt" fo:language="gl" fo:country="ES" fo:font-style="normal" officeooo:rsid="0020a919" officeooo:paragraph-rsid="00427218" style:font-size-asian="10pt" style:font-style-asian="normal" style:font-size-complex="10pt" style:font-style-complex="normal"/>
    </style:style>
    <style:style style:name="P70"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fo:font-weight="normal" officeooo:rsid="0020a919" officeooo:paragraph-rsid="00427218" style:font-size-asian="10pt" style:font-style-asian="normal" style:font-weight-asian="normal" style:font-size-complex="10pt" style:font-style-complex="normal" style:font-weight-complex="normal"/>
    </style:style>
    <style:style style:name="P71"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20a919" officeooo:paragraph-rsid="00501534" style:font-size-asian="10pt" style:font-style-asian="normal" style:font-size-complex="10pt" style:font-style-complex="normal"/>
    </style:style>
    <style:style style:name="P72"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501534" style:font-size-asian="10pt" style:font-style-asian="normal" style:font-size-complex="10pt" style:font-style-complex="normal"/>
    </style:style>
    <style:style style:name="P73"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2c31c" officeooo:paragraph-rsid="0054f137" style:font-size-asian="10pt" style:font-style-asian="normal" style:font-size-complex="10pt" style:font-style-complex="normal"/>
    </style:style>
    <style:style style:name="P74" style:family="paragraph" style:parent-style-name="Standard">
      <style:paragraph-properties fo:margin-left="0cm" fo:text-align="justify" style:justify-single-word="false" fo:text-indent="0cm" style:auto-text-indent="false" fo:break-before="page">
        <style:tab-stops/>
      </style:paragraph-properties>
      <style:text-properties fo:color="#ff0000" loext:opacity="100%" fo:font-size="10pt" fo:language="gl" fo:country="ES" style:font-size-asian="10pt" style:font-size-complex="10pt"/>
    </style:style>
    <style:style style:name="P75" style:family="paragraph" style:parent-style-name="Standard">
      <style:paragraph-properties fo:margin-left="0cm" fo:text-align="justify" style:justify-single-word="false" fo:text-indent="0cm" style:auto-text-indent="false">
        <style:tab-stops/>
      </style:paragraph-properties>
      <style:text-properties fo:color="#ff0000" loext:opacity="100%" fo:font-size="10pt" fo:language="gl" fo:country="ES" style:font-size-asian="10pt" style:font-size-complex="10pt"/>
    </style:style>
    <style:style style:name="P76"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0fb4a9" style:font-size-asian="10pt" style:font-style-asian="normal" style:font-size-complex="10pt" style:font-style-complex="normal"/>
    </style:style>
    <style:style style:name="P7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0fb4a9" officeooo:paragraph-rsid="0019ee2d" style:font-size-asian="10pt" style:font-style-asian="normal" style:font-size-complex="10pt" style:font-style-complex="normal"/>
    </style:style>
    <style:style style:name="P7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19f98" officeooo:paragraph-rsid="00119f98" style:font-size-asian="10pt" style:font-style-asian="normal" style:font-size-complex="10pt" style:font-style-complex="normal"/>
    </style:style>
    <style:style style:name="P7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1b26fd" officeooo:paragraph-rsid="001b26fd" style:font-size-asian="10pt" style:font-style-asian="normal" style:font-size-complex="10pt" style:font-style-complex="normal"/>
    </style:style>
    <style:style style:name="P8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1b26fd" style:font-size-asian="10pt" style:font-style-asian="normal" style:font-size-complex="10pt" style:font-style-complex="normal"/>
    </style:style>
    <style:style style:name="P8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35c76" officeooo:paragraph-rsid="003eb0fc" style:font-size-asian="10pt" style:font-style-asian="normal" style:font-size-complex="10pt" style:font-style-complex="normal"/>
    </style:style>
    <style:style style:name="P8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c0f42" officeooo:paragraph-rsid="003eb0fc" style:font-size-asian="10pt" style:font-style-asian="normal" style:font-size-complex="10pt" style:font-style-complex="normal"/>
    </style:style>
    <style:style style:name="P8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c0f42" officeooo:paragraph-rsid="002c0f42" style:font-size-asian="10pt" style:font-style-asian="normal" style:font-size-complex="10pt" style:font-style-complex="normal"/>
    </style:style>
    <style:style style:name="P84"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2e0804" officeooo:paragraph-rsid="002e0804" style:font-size-asian="10pt" style:font-style-asian="normal" style:font-size-complex="10pt" style:font-style-complex="normal"/>
    </style:style>
    <style:style style:name="P85" style:family="paragraph" style:parent-style-name="Standard">
      <style:paragraph-properties fo:margin-left="0cm" fo:line-height="150%" fo:text-align="justify" style:justify-single-word="false" fo:text-indent="0cm" style:auto-text-indent="false" fo:break-before="page">
        <style:tab-stops/>
      </style:paragraph-properties>
      <style:text-properties fo:color="#000000" loext:opacity="100%" fo:font-size="10pt" fo:language="gl" fo:country="ES" fo:font-style="normal" officeooo:rsid="002e9fb6" officeooo:paragraph-rsid="002e9fb6" style:font-size-asian="10pt" style:font-style-asian="normal" style:font-size-complex="10pt" style:font-style-complex="normal"/>
    </style:style>
    <style:style style:name="P86"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officeooo:rsid="002e9fb6" officeooo:paragraph-rsid="00472151" style:font-size-asian="10pt" style:font-style-asian="normal" style:font-size-complex="10pt" style:font-style-complex="normal"/>
    </style:style>
    <style:style style:name="P87"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03f8f" officeooo:paragraph-rsid="00472151" style:font-size-asian="10pt" style:font-style-asian="normal" style:font-size-complex="10pt" style:font-style-complex="normal"/>
    </style:style>
    <style:style style:name="P88"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solid" style:text-underline-width="auto" style:text-underline-color="font-color" officeooo:rsid="00316778" officeooo:paragraph-rsid="00316778" style:font-size-asian="10pt" style:font-style-asian="normal" style:font-size-complex="10pt" style:font-style-complex="normal"/>
    </style:style>
    <style:style style:name="P89"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16778" officeooo:paragraph-rsid="00316778" style:font-size-asian="10pt" style:font-style-asian="normal" style:font-size-complex="10pt" style:font-style-complex="normal"/>
    </style:style>
    <style:style style:name="P90"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4f698" officeooo:paragraph-rsid="00316778" style:font-size-asian="10pt" style:font-style-asian="normal" style:font-size-complex="10pt" style:font-style-complex="normal"/>
    </style:style>
    <style:style style:name="P91"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2c856" style:font-size-asian="10pt" style:font-style-asian="normal" style:font-size-complex="10pt" style:font-style-complex="normal"/>
    </style:style>
    <style:style style:name="P92"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32c856" officeooo:paragraph-rsid="003a7bb4" style:font-size-asian="10pt" style:font-style-asian="normal" style:font-size-complex="10pt" style:font-style-complex="normal"/>
    </style:style>
    <style:style style:name="P93" style:family="paragraph" style:parent-style-name="Standard">
      <style:paragraph-properties fo:margin-left="0cm" fo:line-height="150%" fo:text-align="justify" style:justify-single-word="false" fo:text-indent="0cm" style:auto-text-indent="false">
        <style:tab-stops/>
      </style:paragraph-properties>
      <style:text-properties fo:color="#000000" loext:opacity="100%" fo:font-size="10pt" fo:language="gl" fo:country="ES" fo:font-style="normal" style:text-underline-style="none" officeooo:rsid="001b26fd" officeooo:paragraph-rsid="003a7bb4" style:font-size-asian="10pt" style:font-style-asian="normal" style:font-size-complex="10pt" style:font-style-complex="normal"/>
    </style:style>
    <style:style style:name="P94" style:family="paragraph" style:parent-style-name="Standard">
      <style:paragraph-properties fo:margin-left="0cm" fo:text-indent="0cm" style:auto-text-indent="false">
        <style:tab-stops/>
      </style:paragraph-properties>
      <style:text-properties fo:color="#ff0000" loext:opacity="100%" fo:font-style="italic" style:font-style-asian="italic"/>
    </style:style>
    <style:style style:name="P95"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fo:font-style="italic" style:font-size-asian="10pt" style:font-style-asian="italic" style:font-size-complex="10pt"/>
    </style:style>
    <style:style style:name="P96" style:family="paragraph" style:parent-style-name="Standard">
      <style:paragraph-properties fo:margin-left="0cm" fo:text-align="justify" style:justify-single-word="false" fo:text-indent="0.25cm" style:auto-text-indent="false">
        <style:tab-stops/>
      </style:paragraph-properties>
      <style:text-properties fo:color="#ff0000" loext:opacity="100%" fo:font-size="10pt" fo:language="gl" fo:country="ES" style:font-size-asian="10pt" style:font-size-complex="10pt"/>
    </style:style>
    <style:style style:name="P97" style:family="paragraph" style:parent-style-name="Standard">
      <style:paragraph-properties fo:margin-left="0cm" fo:text-align="justify" style:justify-single-word="false" fo:text-indent="0cm" style:auto-text-indent="false">
        <style:tab-stops/>
      </style:paragraph-properties>
      <style:text-properties fo:color="#000000" loext:opacity="100%" fo:font-size="10pt" fo:language="gl" fo:country="ES" fo:font-style="normal" style:font-size-asian="10pt" style:font-style-asian="normal" style:font-size-complex="10pt" style:font-style-complex="normal"/>
    </style:style>
    <style:style style:name="P98" style:family="paragraph" style:parent-style-name="Table_20_Contents">
      <loext:graphic-properties draw:fill="none"/>
      <style:paragraph-properties fo:margin-left="0.9cm" fo:margin-right="0.3cm" fo:margin-top="0cm" fo:margin-bottom="0.011cm" style:contextual-spacing="false" fo:line-height="150%" fo:text-align="start"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99" style:family="paragraph" style:parent-style-name="Table_20_Contents">
      <loext:graphic-properties draw:fill="none"/>
      <style:paragraph-properties fo:margin-left="0.4cm" fo:margin-right="0cm" fo:margin-top="0cm" fo:margin-bottom="0.011cm" style:contextual-spacing="false" fo:line-height="150%" fo:text-align="start"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0" style:family="paragraph" style:parent-style-name="Table_20_Contents">
      <loext:graphic-properties draw:fill="none"/>
      <style:paragraph-properties fo:margin-left="-0.3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1" style:family="paragraph" style:parent-style-name="Table_20_Contents">
      <loext:graphic-properties draw:fill="none"/>
      <style:paragraph-properties fo:margin-left="0.101cm" fo:margin-right="0.101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fo:font-weight="bold" officeooo:paragraph-rsid="004816f4" style:font-size-asian="10pt" style:font-weight-asian="bold" style:font-size-complex="10pt" style:font-weight-complex="bold" fo:hyphenate="false" loext:hyphenation-no-caps="false" loext:hyphenation-no-last-word="false" loext:hyphenation-word-char-count="no-limit" loext:hyphenation-zone="no-limit"/>
    </style:style>
    <style:style style:name="P102"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3" style:family="paragraph" style:parent-style-name="Table_20_Contents">
      <style:paragraph-properties fo:margin-top="0cm" fo:margin-bottom="0.011cm" style:contextual-spacing="false" fo:line-height="150%" fo:text-align="center" style:justify-single-word="false"/>
      <style:text-properties fo:font-size="10pt" officeooo:rsid="004816f4" officeooo:paragraph-rsid="004816f4" style:font-size-asian="10pt" style:font-size-complex="10pt"/>
    </style:style>
    <style:style style:name="P104"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3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5" style:family="paragraph" style:parent-style-name="Table_20_Contents">
      <loext:graphic-properties draw:fill="none"/>
      <style:paragraph-properties fo:margin-left="0.101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6"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101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7" style:family="paragraph" style:parent-style-name="Table_20_Contents">
      <loext:graphic-properties draw:fill="none"/>
      <style:paragraph-properties fo:margin-left="0cm" fo:margin-right="0cm" fo:margin-top="0cm" fo:margin-bottom="0.011cm" style:contextual-spacing="false" fo:line-height="150%" fo:text-align="center" style:justify-single-word="false" fo:orphans="2" fo:widows="2" fo:hyphenation-ladder-count="no-limit" fo:hyphenation-keep="auto" loext:hyphenation-keep-type="column" fo:text-indent="0.499cm" style:auto-text-indent="false" fo:background-color="transparent" text:number-lines="false" text:line-number="0">
        <style:tab-stops/>
      </style:paragraph-properties>
      <style:text-properties fo:font-size="10pt" officeooo:paragraph-rsid="004816f4" style:font-size-asian="10pt" style:font-size-complex="10pt" fo:hyphenate="false" loext:hyphenation-no-caps="false" loext:hyphenation-no-last-word="false" loext:hyphenation-word-char-count="no-limit" loext:hyphenation-zone="no-limit"/>
    </style:style>
    <style:style style:name="P108" style:family="paragraph" style:parent-style-name="Table_20_Contents">
      <style:paragraph-properties fo:text-align="justify" style:justify-single-word="false"/>
      <style:text-properties fo:font-size="10pt" fo:font-weight="bold" officeooo:paragraph-rsid="004816f4" style:font-size-asian="10pt" style:font-weight-asian="bold" style:font-size-complex="10pt" style:font-weight-complex="bold"/>
    </style:style>
    <style:style style:name="P109" style:family="paragraph" style:parent-style-name="Table_20_Contents">
      <style:paragraph-properties fo:text-align="justify" style:justify-single-word="false"/>
      <style:text-properties fo:font-size="10pt" officeooo:rsid="004816f4" officeooo:paragraph-rsid="004816f4" style:font-size-asian="10pt" style:font-size-complex="10pt"/>
    </style:style>
    <style:style style:name="P110" style:family="paragraph" style:parent-style-name="Standard" style:master-page-name="">
      <style:paragraph-properties fo:margin-left="0cm" fo:text-align="justify" style:justify-single-word="false" fo:text-indent="0.25cm" style:auto-text-indent="false" style:page-number="auto">
        <style:tab-stops/>
      </style:paragraph-properties>
      <style:text-properties fo:color="#ff0000" loext:opacity="100%" fo:font-size="10pt" fo:language="gl" fo:country="ES" fo:font-style="italic" officeooo:paragraph-rsid="004816f4" style:font-size-asian="10pt" style:font-style-asian="italic" style:font-size-complex="10pt"/>
    </style:style>
    <style:style style:name="P111" style:family="paragraph" style:parent-style-name="Párrafo_20_de_20_lista">
      <style:paragraph-properties fo:margin-left="0cm" fo:text-indent="0cm" style:auto-text-indent="false">
        <style:tab-stops/>
      </style:paragraph-properties>
      <style:text-properties fo:color="#ff3333" loext:opacity="100%" fo:font-size="10pt" fo:language="gl" fo:country="ES" style:font-size-asian="10pt" style:font-size-complex="10pt"/>
    </style:style>
    <style:style style:name="P112" style:family="paragraph" style:parent-style-name="Párrafo_20_de_20_lista">
      <style:paragraph-properties fo:margin-left="0cm" fo:line-height="150%" fo:text-indent="0cm" style:auto-text-indent="false">
        <style:tab-stops/>
      </style:paragraph-properties>
      <style:text-properties fo:color="#000000" loext:opacity="100%" fo:font-size="10pt" fo:language="gl" fo:country="ES" officeooo:rsid="000e55d4" officeooo:paragraph-rsid="000e55d4" style:font-size-asian="10pt" style:font-size-complex="10pt"/>
    </style:style>
    <style:style style:name="P113" style:family="paragraph" style:parent-style-name="Standard">
      <style:paragraph-properties fo:margin-left="0cm" fo:text-indent="1cm" style:auto-text-indent="false">
        <style:tab-stops/>
      </style:paragraph-properties>
      <style:text-properties fo:color="#ff3333" loext:opacity="100%" fo:font-weight="bold" style:font-weight-asian="bold" style:font-weight-complex="bold"/>
    </style:style>
    <style:style style:name="P114" style:family="paragraph" style:parent-style-name="Standard">
      <style:paragraph-properties fo:margin-left="0cm" fo:text-align="justify" style:justify-single-word="false" fo:text-indent="1cm" style:auto-text-indent="false">
        <style:tab-stops/>
      </style:paragraph-properties>
      <style:text-properties style:use-window-font-color="true" loext:opacity="0%" fo:font-weight="bold" style:font-weight-asian="bold" style:font-weight-complex="bold"/>
    </style:style>
    <style:style style:name="P115" style:family="paragraph" style:parent-style-name="Standard">
      <style:paragraph-properties fo:margin-left="0cm" fo:text-align="justify" style:justify-single-word="false" fo:text-indent="0cm" style:auto-text-indent="false">
        <style:tab-stops/>
      </style:paragraph-properties>
      <style:text-properties fo:color="#ff3333" loext:opacity="100%" fo:font-size="10pt" fo:language="gl" fo:country="ES" style:font-size-asian="10pt" style:font-size-complex="10pt"/>
    </style:style>
    <style:style style:name="P116" style:family="paragraph" style:parent-style-name="Standard">
      <style:paragraph-properties fo:margin-left="0cm" fo:text-align="justify" style:justify-single-word="false" fo:text-indent="0cm" style:auto-text-indent="false">
        <style:tab-stops/>
      </style:paragraph-properties>
    </style:style>
    <style:style style:name="T1" style:family="text">
      <style:text-properties fo:font-size="10pt" style:font-name-asian="Arial" style:font-size-asian="10pt" style:font-name-complex="Arial" style:font-size-complex="10pt"/>
    </style:style>
    <style:style style:name="T2" style:family="text">
      <style:text-properties style:font-name="Verdana" fo:font-size="10pt" style:font-size-asian="10pt" style:font-size-complex="10pt"/>
    </style:style>
    <style:style style:name="T3" style:family="text">
      <style:text-properties officeooo:rsid="0012a219"/>
    </style:style>
    <style:style style:name="T4" style:family="text">
      <style:text-properties fo:color="#365f91" loext:opacity="100%" fo:font-size="11pt" fo:font-weight="bold" style:font-size-asian="11pt" style:font-weight-asian="bold" style:font-size-complex="11pt"/>
    </style:style>
    <style:style style:name="T5" style:family="text">
      <style:text-properties officeooo:rsid="00034827"/>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6f25b" style:font-weight-asian="bold" style:font-weight-complex="bold"/>
    </style:style>
    <style:style style:name="T8" style:family="text">
      <style:text-properties officeooo:rsid="00054506"/>
    </style:style>
    <style:style style:name="T9" style:family="text">
      <style:text-properties officeooo:rsid="000a5de1"/>
    </style:style>
    <style:style style:name="T10" style:family="text">
      <style:text-properties officeooo:rsid="000c378f"/>
    </style:style>
    <style:style style:name="T11" style:family="text">
      <style:text-properties officeooo:rsid="000d7d7b"/>
    </style:style>
    <style:style style:name="T12" style:family="text">
      <style:text-properties officeooo:rsid="0015d1df"/>
    </style:style>
    <style:style style:name="T13" style:family="text">
      <style:text-properties officeooo:rsid="00144eb9"/>
    </style:style>
    <style:style style:name="T14" style:family="text">
      <style:text-properties fo:color="#ff0000" loext:opacity="100%" fo:font-size="10pt" fo:language="gl" fo:country="ES" style:font-size-asian="10pt" style:font-size-complex="10pt"/>
    </style:style>
    <style:style style:name="T15" style:family="text">
      <style:text-properties fo:color="#ff0000" loext:opacity="100%" style:text-line-through-style="none" style:text-line-through-type="none" fo:font-size="10pt" fo:language="gl" fo:country="ES" style:text-underline-mode="continuous" style:text-overline-mode="continuous" style:text-line-through-mode="continuous" style:font-size-asian="10pt" style:font-size-complex="10pt"/>
    </style:style>
    <style:style style:name="T16" style:family="text">
      <style:text-properties fo:color="#000000" loext:opacity="100%" fo:font-size="10pt" fo:language="gl" fo:country="ES" officeooo:rsid="00169acd" style:font-size-asian="10pt" style:font-size-complex="10pt"/>
    </style:style>
    <style:style style:name="T17" style:family="text">
      <style:text-properties fo:color="#000000" loext:opacity="100%" fo:font-size="10pt" fo:language="gl" fo:country="ES" officeooo:rsid="001d01ac" style:font-size-asian="10pt" style:font-size-complex="10pt"/>
    </style:style>
    <style:style style:name="T18" style:family="text">
      <style:text-properties officeooo:rsid="004debfe"/>
    </style:style>
    <style:style style:name="T19" style:family="text">
      <style:text-properties fo:color="#000000" loext:opacity="100%" fo:font-size="10pt" fo:language="gl" fo:country="ES" fo:font-style="normal" officeooo:rsid="0026ccd6" style:font-size-asian="10pt" style:font-style-asian="normal" style:font-size-complex="10pt" style:font-style-complex="normal"/>
    </style:style>
    <style:style style:name="T20" style:family="text">
      <style:text-properties fo:color="#000000" loext:opacity="100%" fo:font-size="10pt" fo:language="gl" fo:country="ES" fo:font-style="normal" officeooo:rsid="00460726" style:font-size-asian="10pt" style:font-style-asian="normal" style:font-size-complex="10pt" style:font-style-complex="normal"/>
    </style:style>
    <style:style style:name="T21" style:family="text">
      <style:text-properties officeooo:rsid="004ef6b6"/>
    </style:style>
    <style:style style:name="T22" style:family="text">
      <style:text-properties officeooo:rsid="00260f89"/>
    </style:style>
    <style:style style:name="T23" style:family="text">
      <style:text-properties officeooo:rsid="00227daf"/>
    </style:style>
    <style:style style:name="T24" style:family="text">
      <style:text-properties officeooo:rsid="0022b0bc"/>
    </style:style>
    <style:style style:name="T25" style:family="text">
      <style:text-properties style:text-underline-style="none" officeooo:rsid="0022b0bc"/>
    </style:style>
    <style:style style:name="T26" style:family="text">
      <style:text-properties style:text-underline-style="solid" style:text-underline-width="auto" style:text-underline-color="font-color" officeooo:rsid="0022b0bc"/>
    </style:style>
    <style:style style:name="T27" style:family="text">
      <style:text-properties officeooo:rsid="0022c31c"/>
    </style:style>
    <style:style style:name="T28" style:family="text">
      <style:text-properties style:text-underline-style="solid" style:text-underline-width="auto" style:text-underline-color="font-color" officeooo:rsid="0022c31c"/>
    </style:style>
    <style:style style:name="T29" style:family="text">
      <style:text-properties style:text-underline-style="solid" style:text-underline-width="auto" style:text-underline-color="font-color" fo:font-weight="bold" officeooo:rsid="00427218" style:font-weight-asian="bold" style:font-weight-complex="bold"/>
    </style:style>
    <style:style style:name="T30" style:family="text">
      <style:text-properties style:text-underline-style="solid" style:text-underline-width="auto" style:text-underline-color="font-color" officeooo:rsid="00501534"/>
    </style:style>
    <style:style style:name="T31" style:family="text">
      <style:text-properties officeooo:rsid="0052ee60"/>
    </style:style>
    <style:style style:name="T32" style:family="text">
      <style:text-properties officeooo:rsid="00536e99"/>
    </style:style>
    <style:style style:name="T33" style:family="text">
      <style:text-properties officeooo:rsid="00501534"/>
    </style:style>
    <style:style style:name="T34" style:family="text">
      <style:text-properties officeooo:rsid="0054f137"/>
    </style:style>
    <style:style style:name="T35" style:family="text">
      <style:text-properties officeooo:rsid="0053747a"/>
    </style:style>
    <style:style style:name="T36" style:family="text">
      <style:text-properties officeooo:rsid="00564980"/>
    </style:style>
    <style:style style:name="T37" style:family="text">
      <style:text-properties officeooo:rsid="0019ee2d"/>
    </style:style>
    <style:style style:name="T38" style:family="text">
      <style:text-properties style:text-line-through-style="none" style:text-line-through-type="none" officeooo:rsid="0019ee2d"/>
    </style:style>
    <style:style style:name="T39" style:family="text">
      <style:text-properties style:text-underline-style="solid" style:text-underline-width="auto" style:text-underline-color="font-color" officeooo:rsid="0019ee2d"/>
    </style:style>
    <style:style style:name="T40" style:family="text">
      <style:text-properties officeooo:rsid="003afbb1"/>
    </style:style>
    <style:style style:name="T41" style:family="text">
      <style:text-properties officeooo:rsid="001b26fd"/>
    </style:style>
    <style:style style:name="T42" style:family="text">
      <style:text-properties style:text-underline-style="solid" style:text-underline-width="auto" style:text-underline-color="font-color"/>
    </style:style>
    <style:style style:name="T43" style:family="text">
      <style:text-properties style:text-underline-style="none"/>
    </style:style>
    <style:style style:name="T44" style:family="text">
      <style:text-properties style:text-underline-style="none" officeooo:rsid="002c0f42"/>
    </style:style>
    <style:style style:name="T45" style:family="text">
      <style:text-properties officeooo:rsid="003eb0fc"/>
    </style:style>
    <style:style style:name="T46" style:family="text">
      <style:text-properties style:text-underline-style="none" officeooo:rsid="003f37bf"/>
    </style:style>
    <style:style style:name="T47" style:family="text">
      <style:text-properties officeooo:rsid="00303f8f"/>
    </style:style>
    <style:style style:name="T48" style:family="text">
      <style:text-properties style:text-underline-style="solid" style:text-underline-width="auto" style:text-underline-color="font-color" officeooo:rsid="002eb289"/>
    </style:style>
    <style:style style:name="T49" style:family="text">
      <style:text-properties officeooo:rsid="003f37bf"/>
    </style:style>
    <style:style style:name="T50" style:family="text">
      <style:text-properties style:text-underline-style="none" officeooo:rsid="00303f8f"/>
    </style:style>
    <style:style style:name="T51" style:family="text">
      <style:text-properties style:text-underline-style="none" officeooo:rsid="0032c856"/>
    </style:style>
    <style:style style:name="T52" style:family="text">
      <style:text-properties style:text-underline-style="none" officeooo:rsid="00119f98"/>
    </style:style>
    <style:style style:name="T53" style:family="text">
      <style:text-properties style:text-underline-style="solid" style:text-underline-width="auto" style:text-underline-color="font-color" fo:font-weight="bold" officeooo:rsid="00316778" style:font-weight-asian="bold" style:font-weight-complex="bold"/>
    </style:style>
    <style:style style:name="T54" style:family="text">
      <style:text-properties style:text-underline-style="none" officeooo:rsid="001b26fd"/>
    </style:style>
    <style:style style:name="T55" style:family="text">
      <style:text-properties officeooo:rsid="0032c856"/>
    </style:style>
    <style:style style:name="T56" style:family="text">
      <style:text-properties style:text-underline-style="solid" style:text-underline-width="auto" style:text-underline-color="font-color" fo:font-weight="bold" officeooo:rsid="003854ed" style:font-weight-asian="bold" style:font-weight-complex="bold"/>
    </style:style>
    <style:style style:name="T57" style:family="text">
      <style:text-properties officeooo:rsid="00119f98"/>
    </style:style>
    <style:style style:name="T58" style:family="text">
      <style:text-properties officeooo:rsid="0039a1e0"/>
    </style:style>
    <style:style style:name="T59" style:family="text">
      <style:text-properties officeooo:rsid="003a7bb4"/>
    </style:style>
    <style:style style:name="T60" style:family="text">
      <style:text-properties style:text-underline-style="solid" style:text-underline-width="auto" style:text-underline-color="font-color" fo:font-weight="bold" officeooo:rsid="0032c856" style:font-weight-asian="bold" style:font-weight-complex="bold"/>
    </style:style>
    <style:style style:name="T61" style:family="text">
      <style:text-properties officeooo:rsid="004816f4"/>
    </style:style>
    <style:style style:name="T62" style:family="text">
      <style:text-properties fo:color="#ff3333" loext:opacity="100%" fo:font-size="10pt" fo:language="gl" fo:country="ES" style:font-size-asian="10pt" style:font-size-complex="10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Código</text:p>
          </table:table-cell>
          <table:table-cell table:style-name="Tabla1.A1" office:value-type="string">
            <text:p text:style-name="P2">Centro</text:p>
          </table:table-cell>
          <table:table-cell table:style-name="Tabla1.A1" office:value-type="string">
            <text:p text:style-name="P2">Concello</text:p>
          </table:table-cell>
          <table:table-cell table:style-name="Tabla1.D1" office:value-type="string">
            <text:p text:style-name="P2">Ano académico</text:p>
          </table:table-cell>
        </table:table-row>
        <table:table-row table:style-name="Tabla1.2">
          <table:table-cell table:style-name="Tabla1.A2" office:value-type="string">
            <text:p text:style-name="P3">15005397</text:p>
          </table:table-cell>
          <table:table-cell table:style-name="Tabla1.A2" office:value-type="string">
            <text:p text:style-name="P4">I.E.S. Fernando Wirtz Suárez</text:p>
          </table:table-cell>
          <table:table-cell table:style-name="Tabla1.A2" office:value-type="string">
            <text:p text:style-name="P5">A Coruña</text:p>
          </table:table-cell>
          <table:table-cell table:style-name="Tabla1.D2" office:value-type="string">
            <text:p text:style-name="P6"><text:span text:style-name="Fuente_20_de_20_párrafo_20_predeter."><text:span text:style-name="T1">2024-2025</text:span></text:span></text:p>
          </table:table-cell>
        </table:table-row>
      </table:table>
      <text:p text:style-name="P7">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8">Código da familia profesional</text:p>
          </table:table-cell>
          <table:table-cell table:style-name="Tabla2.A1" office:value-type="string">
            <text:p text:style-name="P9">Familia profesional</text:p>
          </table:table-cell>
          <table:table-cell table:style-name="Tabla2.A1" office:value-type="string">
            <text:p text:style-name="P10">Código do ciclo formativo</text:p>
          </table:table-cell>
          <table:table-cell table:style-name="Tabla2.A1" office:value-type="string">
            <text:p text:style-name="P11">Ciclo formativo</text:p>
          </table:table-cell>
          <table:table-cell table:style-name="Tabla2.A1" office:value-type="string">
            <text:p text:style-name="P12">Grao</text:p>
          </table:table-cell>
          <table:table-cell table:style-name="Tabla2.F1" office:value-type="string">
            <text:p text:style-name="P9">Réxime</text:p>
          </table:table-cell>
        </table:table-row>
        <table:table-row table:style-name="Tabla2.2">
          <table:table-cell table:style-name="Tabla2.A2" office:value-type="string">
            <text:p text:style-name="P13">IFC</text:p>
          </table:table-cell>
          <table:table-cell table:style-name="Tabla2.A2" office:value-type="string">
            <text:p text:style-name="P14">Informática e comunicacións</text:p>
          </table:table-cell>
          <table:table-cell table:style-name="Tabla2.A2" office:value-type="string">
            <text:p text:style-name="P15">SIFC01</text:p>
          </table:table-cell>
          <table:table-cell table:style-name="Tabla2.A2" office:value-type="string">
            <text:p text:style-name="P3">Desenvolvemento de Aplicacións Web</text:p>
          </table:table-cell>
          <table:table-cell table:style-name="Tabla2.A2" office:value-type="string">
            <text:p text:style-name="P16">Superior</text:p>
          </table:table-cell>
          <table:table-cell table:style-name="Tabla2.F2" office:value-type="string">
            <text:p text:style-name="P16">Ordinario</text:p>
          </table:table-cell>
        </table:table-row>
      </table:table>
      <text:p text:style-name="P7">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2">Código</text:p>
            <text:p text:style-name="P2">MP/UF</text:p>
          </table:table-cell>
          <table:table-cell table:style-name="Tabla3.B1" office:value-type="string">
            <text:p text:style-name="P2">Nome</text:p>
          </table:table-cell>
        </table:table-row>
        <table:table-row table:style-name="Tabla3.2">
          <table:table-cell table:style-name="Tabla3.A2" office:value-type="string">
            <text:p text:style-name="P3">MP0374</text:p>
          </table:table-cell>
          <table:table-cell table:style-name="Tabla3.B2" office:value-type="string">
            <text:p text:style-name="P17"><text:span text:style-name="fontstyle01"><text:span text:style-name="T2"><text:s/>Proxecto de Desenvolvemento de Aplicacións Web</text:span></text:span></text:p>
            <text:p text:style-name="P4">Equivalencia en créditos ECTS: 5.</text:p>
          </table:table-cell>
        </table:table-row>
      </table:table>
      <text:p text:style-name="P7">Profesorado responsable</text:p>
      <table:table table:name="Tabla4" table:style-name="Tabla4">
        <table:table-column table:style-name="Tabla4.A"/>
        <table:table-column table:style-name="Tabla4.B"/>
        <table:table-row table:style-name="Tabla4.1">
          <table:table-cell table:style-name="Tabla4.A1" office:value-type="string">
            <text:p text:style-name="P18">Tutor</text:p>
          </table:table-cell>
          <table:table-cell table:style-name="Tabla4.B1" office:value-type="string">
            <text:p text:style-name="P19">Constantino García Ulla – Javier Ulla Berdullas - Pablo Irimia Rega</text:p>
          </table:table-cell>
        </table:table-row>
      </table:table>
      <text:p text:style-name="P7">Alumno</text:p>
      <table:table table:name="Tabla5" table:style-name="Tabla5">
        <table:table-column table:style-name="Tabla5.A"/>
        <table:table-column table:style-name="Tabla5.B"/>
        <table:table-row table:style-name="Tabla5.1">
          <table:table-cell table:style-name="Tabla5.A1" office:value-type="string">
            <text:p text:style-name="P18">Alumno</text:p>
          </table:table-cell>
          <table:table-cell table:style-name="Tabla5.B1" office:value-type="string">
            <text:p text:style-name="P20">Iván Leal López</text:p>
          </table:table-cell>
        </table:table-row>
      </table:table>
      <text:p text:style-name="P7">Datos do Proxecto</text:p>
      <table:table table:name="Tabla6" table:style-name="Tabla6">
        <table:table-column table:style-name="Tabla6.A"/>
        <table:table-column table:style-name="Tabla6.B"/>
        <table:table-row table:style-name="Tabla6.1">
          <table:table-cell table:style-name="Tabla6.A1" office:value-type="string">
            <text:p text:style-name="P18">Título</text:p>
          </table:table-cell>
          <table:table-cell table:style-name="Tabla6.B1" office:value-type="string">
            <text:p text:style-name="P21"><text:s/><text:span text:style-name="T3">TPCSI</text:span></text:p>
          </table:table-cell>
        </table:table-row>
      </table:table>
      <text:p text:style-name="P22"/>
      <text:p text:style-name="P23"/>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CONTROL DE VERSIÓNS:</text:p>
      <table:table table:name="Tabla7" table:style-name="Tabla7">
        <table:table-column table:style-name="Tabla7.A"/>
        <table:table-column table:style-name="Tabla7.B"/>
        <table:table-column table:style-name="Tabla7.C"/>
        <table:table-row>
          <table:table-cell table:style-name="Tabla7.A1" office:value-type="string">
            <text:p text:style-name="P26">Versión</text:p>
          </table:table-cell>
          <table:table-cell table:style-name="Tabla7.A1" office:value-type="string">
            <text:p text:style-name="P27">Data</text:p>
          </table:table-cell>
          <table:table-cell table:style-name="Tabla7.C1" office:value-type="string">
            <text:p text:style-name="P28">Observacións</text:p>
          </table:table-cell>
        </table:table-row>
        <table:table-row>
          <table:table-cell table:style-name="Tabla7.A2" office:value-type="string">
            <text:p text:style-name="P26">V0</text:p>
          </table:table-cell>
          <table:table-cell table:style-name="Tabla7.B2" office:value-type="string">
            <text:p text:style-name="P29">31//03/2025</text:p>
          </table:table-cell>
          <table:table-cell table:style-name="Tabla7.C2" office:value-type="string">
            <text:p text:style-name="P30"/>
          </table:table-cell>
        </table:table-row>
        <table:table-row>
          <table:table-cell table:style-name="Tabla7.A3" office:value-type="string">
            <text:p text:style-name="P26">V1</text:p>
          </table:table-cell>
          <table:table-cell table:style-name="Tabla7.B3" office:value-type="string">
            <text:p text:style-name="P31"/>
          </table:table-cell>
          <table:table-cell table:style-name="Tabla7.C3" office:value-type="string">
            <text:p text:style-name="P30"/>
          </table:table-cell>
        </table:table-row>
        <table:table-row>
          <table:table-cell table:style-name="Tabla7.A4" office:value-type="string">
            <text:p text:style-name="P26">V2</text:p>
          </table:table-cell>
          <table:table-cell table:style-name="Tabla7.B4" office:value-type="string">
            <text:p text:style-name="P31"/>
          </table:table-cell>
          <table:table-cell table:style-name="Tabla7.C4" office:value-type="string">
            <text:p text:style-name="P30"/>
          </table:table-cell>
        </table:table-row>
      </table:table>
      <text:p text:style-name="P32"/>
      <text:p text:style-name="P33"><text:bookmark-start text:name="INDICE"/><text:span text:style-name="Fuente_20_de_20_párrafo_20_predeter."><text:span text:style-name="T4">Índice</text:span></text:span><text:bookmark-end text:name="INDICE"/><text:span text:style-name="Fuente_20_de_20_párrafo_20_predeter."><text:span text:style-name="T4">:</text:span></text:span></text:p>
      <text:table-of-content text:style-name="Sect1" text:name="_TOC0">
        <text:table-of-content-source text:outline-level="3" text:use-index-marks="fals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992_3466438741" office:target-frame-name="_top" xlink:show="replace" text:style-name="Internet_20_link" text:visited-style-name="Visited_20_Internet_20_Link">1.Obxectivo<text:tab/>3</text:a></text:p>
          <text:p text:style-name="P34"><text:a xlink:type="simple" xlink:href="#__RefHeading___Toc994_3466438741" office:target-frame-name="_top" xlink:show="replace" text:style-name="Internet_20_link" text:visited-style-name="Visited_20_Internet_20_Link">2.Descripción<text:tab/>3</text:a></text:p>
          <text:p text:style-name="P34"><text:a xlink:type="simple" xlink:href="#__RefHeading___Toc996_3466438741" office:target-frame-name="_top" xlink:show="replace" text:style-name="Internet_20_link" text:visited-style-name="Visited_20_Internet_20_Link">3.Alcance<text:tab/>3</text:a></text:p>
          <text:p text:style-name="P34"><text:a xlink:type="simple" xlink:href="#__RefHeading___Toc998_3466438741" office:target-frame-name="_top" xlink:show="replace" text:style-name="Internet_20_link" text:visited-style-name="Visited_20_Internet_20_Link">4.Planificación<text:tab/>4</text:a></text:p>
          <text:p text:style-name="P34"><text:a xlink:type="simple" xlink:href="#__RefHeading___Toc1000_3466438741" office:target-frame-name="_top" xlink:show="replace" text:style-name="Internet_20_link" text:visited-style-name="Visited_20_Internet_20_Link">5.Medios a empregar<text:tab/>4</text:a></text:p>
          <text:p text:style-name="P34"><text:a xlink:type="simple" xlink:href="#__RefHeading___Toc1002_3466438741" office:target-frame-name="_top" xlink:show="replace" text:style-name="Internet_20_link" text:visited-style-name="Visited_20_Internet_20_Link">6.Presuposto<text:tab/>4</text:a></text:p>
          <text:p text:style-name="P34"><text:a xlink:type="simple" xlink:href="#__RefHeading___Toc1004_3466438741" office:target-frame-name="_top" xlink:show="replace" text:style-name="Internet_20_link" text:visited-style-name="Visited_20_Internet_20_Link">7.Título<text:tab/>5</text:a></text:p>
          <text:p text:style-name="P34"><text:a xlink:type="simple" xlink:href="#__RefHeading___Toc1008_3466438741" office:target-frame-name="_top" xlink:show="replace" text:style-name="Internet_20_link" text:visited-style-name="Visited_20_Internet_20_Link">8.Execución<text:tab/>5</text:a></text:p>
        </text:index-body>
      </text:table-of-content>
      <text:p text:style-name="Standard"/>
      <text:p text:style-name="P35"/>
      <text:p text:style-name="P36"/>
      <text:p text:style-name="Standard"/>
      <text:p text:style-name="P37"/>
      <text:list text:style-name="WWNum1">
        <text:list-item text:start-value="1">
          <text:p text:style-name="P38"><text:bookmark-start text:name="_Toc65582858"/><text:bookmark-start text:name="__RefHeading___Toc992_3466438741"/>Obxectivo<text:bookmark-end text:name="_Toc65582858"/><text:bookmark-end text:name="__RefHeading___Toc992_3466438741"/></text:p>
        </text:list-item>
      </text:list>
      <text:p text:style-name="P39">&lt;</text:p>
      <text:p text:style-name="P40">Obxectivo que se marca o proxecto. Debe estar expresado dun xeito, claro e preciso, concreto <text:s/>que permita determinar o éxito ou fracaso do mesmo</text:p>
      <text:p text:style-name="P41">CA 2.4. Establecéronse os obxectivos</text:p>
      <text:p text:style-name="P42">Os obxectivos do meu programa consisten en unha páxina web sobre unha tenda de reparación e montaxe de equipos informáticos, este programa permitirá dar a <text:span text:style-name="T5">c</text:span>oñecer a miña empresa gracias a <text:span text:style-name="T5">gran extensión de internet polo mundo, ademais os usuarios poderán darse de alta para poder ver o seu historial de reparación e se ten unha reparación en procedemento ver o estado no que se encontra, por outra parte a empresa terá un usuario administrador para ir insertando e modificando os datos na base de datos cunha interface web gráfica para así sr mais fácil a xestión da base de datos.</text:span></text:p>
      <text:p text:style-name="P41"/>
      <text:p text:style-name="P41">CA 5.1. Enunciáronse os obxectivos do proxecto.</text:p>
      <text:p text:style-name="P43">Obxectivos:</text:p>
      <text:p text:style-name="P43">1) <text:span text:style-name="T6">Paxina </text:span><text:span text:style-name="T7">informativa </text:span><text:span text:style-name="T6">sobre a empresa</text:span>: Nada máis entrar na web teremos unha paxina con un resumo xeral sobre a nosa empresa onde se dirá a que nos dedicamos, con que tipo de tecnoloxías traballamos, os servizos que damos e a quen están dirixidos estes servizos.</text:p>
      <text:p text:style-name="P43">Tamén se informará ao usuario o horario que ten a nosa tenda física ficticia par<text:span text:style-name="T8">a</text:span> así os clientes poidan acudir as horas que esteamos abertos.</text:p>
      <text:p text:style-name="P44">Tamén teremos unha páxina de contacto onde aparecerá un mapa de Google Maps coa localización da nosa tenda física ficticia e un formulario para que os usuarios poidan poñerse en contacto con nós e poder resolver as súas inquietudes.</text:p>
      <text:p text:style-name="P45">2) <text:span text:style-name="T6">Inicio de sesión de usuarios clientes:</text:span> Na web teremos un inicio onde os clientes poderán iniciar sesión para acceder a un menú onde poderán acceder a todo o seu historial de reparacións con todos os datos de cada unha “tempo de duración, accións realizadas, pezas substituídas, a razón pola que entrou o equipo, o prezo da reparación, etc”.</text:p>
      <text:p text:style-name="P45">En caso de ter unha reparación en marcha esta non aparecerá no menú anterior debido a que non está acabada, para saber en que estado está “esperando técnico, esperando pezas, rematada, etc” no menú teremos un apartado onde o usuario introducirá un código que se lle dará para que ao introducilo e darlle a buscar este apareza e lle informe en que estado se encontra a tempo real.</text:p>
      <text:p text:style-name="P46">3) <text:span text:style-name="T6">Inicio de sesión de administrador:</text:span> Na web no mesmo inicio de sesión que dos clientes o administrador accederá pero este terá un menú distinto, terá un menú ao que pode acceder a distintas paxinas nas cales estas terán táboas coa información correspondente que ha<text:span text:style-name="T9">xa na</text:span> base de datos <text:span text:style-name="T9">nas distintas táboas “clientes, reparacións, empregados, etc” e nestas táboas poderán editar os datos por si se necesitan modificar e lles aparecerá un formulario coa información do campo seleccionado para poder actualizarse, ademais tamén terá a opción de engadir un novo elemento a táboa por exemplo un novo cliente e ao cliquear nese apartado aparecerá un formulario en branco cos distintos campos onde se terá que poñer a información correspondente, ao rematar darase a enviar e aparecerá o novo campo na táboa xa que este estará subido na base de datos.</text:span></text:p>
      <text:p text:style-name="P47">Tamén as distintas táboas terán un filtro para buscar datos específicos “buscar usuarios co mesmo nome, buscar un usuario concreto, ver as reparacións de un dia, etc...”</text:p>
      <text:p text:style-name="P40">&gt;</text:p>
      <text:list text:continue-numbering="true" text:style-name="WWNum1">
        <text:list-item>
          <text:p text:style-name="P48"><text:bookmark-start text:name="_Toc65582859"/><text:bookmark-start text:name="__RefHeading___Toc994_3466438741"/>Descripción<text:bookmark-end text:name="_Toc65582859"/><text:bookmark-end text:name="__RefHeading___Toc994_3466438741"/></text:p>
        </text:list-item>
      </text:list>
      <text:p text:style-name="P49"/>
      <text:p text:style-name="P50">&lt;</text:p>
      <text:p text:style-name="P51">Breve descrición do proxecto, explicando aqueles puntos máis importantes, significativos ou dignos de mención. Amosando a parte do código que desexe resaltar, ben pola súa dificultade ou por seren os puntos máis relevantes do <text:s/>proxecto. Comentando as partes do proxecto que supuxeron unha maior dificultade.</text:p>
      <text:p text:style-name="P51">Neste apartado pódese incluír a motivación persoal que lle levou a presentar dito proxecto.</text:p>
      <text:p text:style-name="P52">CA 5.2. Describiuse o proceso seguido para a identificación das necesidades das empresas do sector.</text:p>
      <text:p text:style-name="P53">Este proxecto consiste nunha aplicación web que engloban tres grandes necesidades para empresas de pequeno e mediano tamaño que traballan no sector da informática na reparación e mantemento de equipos informáticos.</text:p>
      <text:p text:style-name="P53">Este proxecto axuda a estas empresas a darse a coñecer en internet de<text:span text:style-name="T10">b</text:span>ido a que gracias a iso poden chegar a máis xente e aumentar o seu numero de clientes, <text:span text:style-name="T10">ademais as empresas que ofrecen estes servizos ao deixar o cliente o seu equipo a reparar este non sabe nada do estado do seu equipo e as veces o cliente ten que estar detrás da empresa para saber como se encontra a reparación. Grazas ao sistema do noso programa que di o estado da reparación do equipo do cliente este pode iniciar sesión e ver en que estado se encontra e así non ter que chamar a empresa xa que iso é máis molesto </text:span><text:span text:style-name="T11">x</text:span><text:span text:style-name="T10">a que a empresa pode que non colla o teléfono ou o cliente estea ocupado e non poda chamar.</text:span></text:p>
      <text:p text:style-name="P54">Ademais o propio programa inclúe todas as ferramentas para que os empregados administren e xestionen a base de datos das reparacións cunha interface sinxela para así poder almacenar, editar e ver os datos e que a base de datos este ao día.</text:p>
      <text:p text:style-name="P54"/>
      <text:p text:style-name="P55">A parte máis cediosa do código é a parte onde por cada táboa da base de datos ha<text:span text:style-name="T12">i</text:span> que facer tres arquivos polo modelo vista controlador, isto e mo<text:span text:style-name="T13">i</text:span> cedioso ademais disto ha<text:span text:style-name="T12">i</text:span> que facer que todas as sentenzas SQL funcionen correctamente e non den ningún tipo de erro.</text:p>
      <text:p text:style-name="P52">CA 5.3. Describiuse a solución adoptada a partir da documentación xerada no proceso de deseño.</text:p>
      <text:p text:style-name="P50">&gt;</text:p>
      <text:p text:style-name="P50"/>
      <text:p text:style-name="P50"/>
      <text:list text:continue-numbering="true" text:style-name="WWNum1">
        <text:list-item>
          <text:p text:style-name="P48"><text:bookmark-start text:name="_Toc65582860"/><text:bookmark-start text:name="__RefHeading___Toc996_3466438741"/>Alcance<text:bookmark-end text:name="_Toc65582860"/><text:bookmark-end text:name="__RefHeading___Toc996_3466438741"/></text:p>
        </text:list-item>
      </text:list>
      <text:p text:style-name="P40">&lt;</text:p>
      <text:p text:style-name="P40">Si na súa <text:s/>concepción é moi <text:s/>ambicioso, <text:s/>podedes limitar o alcance do mesmo, circunscribíndoo a aquelo para o que si teredes tempo de realizar no prazo do proxecto.</text:p>
      <text:p text:style-name="P40">Explicando que é o que <text:s/>queda fóra do proxecto e o impacto que supón para o <text:s/>mesmo.</text:p>
      <text:p text:style-name="P40">Non se permitirá que esa limitación no alcance do proxecto condicione o seu éxito ou unha conclusión aceptable do proxecto.</text:p>
      <text:p text:style-name="P41">CA 2.3. Identificáronse as fases ou partes do proxecto, así como o seu contido.</text:p>
      <text:p text:style-name="P56"><text:span text:style-name="Fuente_20_de_20_párrafo_20_predeter."><text:span text:style-name="T14">CA 2.4. </text:span></text:span><text:span text:style-name="Fuente_20_de_20_párrafo_20_predeter."><text:span text:style-name="T15">I</text:span></text:span><text:span text:style-name="Fuente_20_de_20_párrafo_20_predeter."><text:span text:style-name="T14">dentificouse o seu alcance.</text:span></text:span></text:p>
      <text:p text:style-name="P57"><text:span text:style-name="Fuente_20_de_20_párrafo_20_predeter."><text:span text:style-name="T16">No meu proxecto vaise cumprir todos requisitos para que sexa una plataforma totalmente funcional.</text:span></text:span></text:p>
      <text:p text:style-name="P57"><text:span text:style-name="Fuente_20_de_20_párrafo_20_predeter."><text:span text:style-name="T16"/></text:span></text:p>
      <text:p text:style-name="P57"><text:span text:style-name="Fuente_20_de_20_párrafo_20_predeter."><text:span text:style-name="T16">A aparte da web da información ao usuario vay estar totalmente completa tanto coas explicacións sobre en que consiste a empresa como a páxina de contacto para que o usuario póñase en contacto con nós.</text:span></text:span></text:p>
      <text:p text:style-name="P57"><text:span text:style-name="Fuente_20_de_20_párrafo_20_predeter."><text:span text:style-name="T16"/></text:span></text:p>
      <text:p text:style-name="P57"><text:span text:style-name="Fuente_20_de_20_párrafo_20_predeter."><text:span text:style-name="T16">A parte de inicio de sesión estará completa para permitir iniciar sesión e distinguir tanto de usuarios clientes como administradores e dependendo do tipo de usuario mostrará una interface distinta.</text:span></text:span></text:p>
      <text:p text:style-name="P57"><text:span text:style-name="Fuente_20_de_20_párrafo_20_predeter."><text:span text:style-name="T16"/></text:span></text:p>
      <text:p text:style-name="P57"><text:span text:style-name="Fuente_20_de_20_párrafo_20_predeter."><text:span text:style-name="T16">Os usuarios clientes terán unha interface onde terán o sou historial de reparacións e terá a opción de noutra paxina poñer un código para se ten una reparación en proceso ver o seu estado.</text:span></text:span></text:p>
      <text:p text:style-name="P57"><text:span text:style-name="Fuente_20_de_20_párrafo_20_predeter."><text:span text:style-name="T16"/></text:span></text:p>
      <text:p text:style-name="P57"><text:span text:style-name="Fuente_20_de_20_párrafo_20_predeter."><text:span text:style-name="T16">Os usuarios administradores terán unha interface para administrar as táboas da base de datos para poder engadir, editar, borrar e así poder administrala dende a web cunha interface sinxela e fácil de usar.</text:span></text:span></text:p>
      <text:p text:style-name="P57"><text:span text:style-name="Fuente_20_de_20_párrafo_20_predeter."><text:span text:style-name="T16"/></text:span></text:p>
      <text:p text:style-name="P58"><text:span text:style-name="Fuente_20_de_20_párrafo_20_predeter."><text:span text:style-name="T17">Un ámbito que non vou poder abarcar é que o usuario ao enviar o formulario o servidor teña un servidor de correo e este, lle envíe un correo de maneira automática dicindo que a sua mensaxe foi recibida sin ningún problema e que o servizo non tardará en contestar.</text:span></text:span></text:p>
      <text:p text:style-name="P40">&gt;</text:p>
      <text:list text:continue-numbering="true" text:style-name="WWNum1">
        <text:list-item>
          <text:p text:style-name="P48"><text:bookmark-start text:name="_Toc65582861"/><text:bookmark-start text:name="__RefHeading___Toc998_3466438741"/>Planificación<text:bookmark-end text:name="_Toc65582861"/><text:bookmark-end text:name="__RefHeading___Toc998_3466438741"/></text:p>
        </text:list-item>
      </text:list>
      <text:p text:style-name="P50">&lt;</text:p>
      <text:p text:style-name="P50">Débese incluír un detalle de tarefas e os seus tempos.</text:p>
      <text:p text:style-name="P59">Os procedementos foron os seguintes.</text:p>
      <text:p text:style-name="P59"/>
      <text:p text:style-name="P60">1) Planificación sobre a temática do proxecto.</text:p>
      <text:p text:style-name="P61">Nesta primeira fase reflexionouse sobre o contido e o obxectivo do proxecto, determinando a súa utilidade dentro do sector tecnolóxico. Valorouse o tipo de cliente potencial e, a partir diso, definíronse os perfís de usuario que utilizarían a aplicación web.</text:p>
      <text:p text:style-name="P61"><text:line-break/>Dado que a idea do proxecto xa estaba pensada previamente, esta etapa desenvolveuse <text:span text:style-name="T18">nunha hora e media</text:span>. Finalmente, decidín que o proxecto xiraría arredor da xestión dunha tenda de mantemento de equipos informáticos. A aplicación web estaría composta por diferentes tipos de páxinas, tanto de presentación como de acceso a datos e administración da base de datos, co fin de manter a información actualizada.</text:p>
      <text:p text:style-name="P59"/>
      <text:p text:style-name="P62">2) Planificación do estilo da aplicación web.</text:p>
      <text:p text:style-name="P63"><text:span text:style-name="T19">Aquí definiuse a parte visual da páxina web. Para iso, elaborouse unha guía de estilos que inclúe os seguintes elementos:<text:line-break/><text:line-break/><text:tab/></text:span><text:span text:style-name="T20">1. </text:span><text:span text:style-name="T19">Tipografía a empregar.<text:line-break/><text:line-break/><text:tab/></text:span><text:span text:style-name="T20">2. </text:span><text:span text:style-name="T19">Paleta de cores e o seu significado.<text:line-break/><text:line-break/><text:tab/></text:span><text:span text:style-name="T20">3. </text:span><text:span text:style-name="T19">Estilo e formato das imaxes.<text:line-break/><text:line-break/><text:tab/></text:span><text:span text:style-name="T20">4. </text:span><text:span text:style-name="T19">Disposición dos elementos visuais.<text:line-break/><text:line-break/>Esta planificación permitirá manter unha coherencia estética en toda a web e ofrecer unha mellor experiencia de usuario.</text:span></text:p>
      <text:p text:style-name="P64">Esta tarefa levou acabo un tempo estimado de <text:span text:style-name="T21">duas</text:span> horas <text:span text:style-name="T21">debido a gran cantidade de elementos que tiñan que estar na guía de estilos</text:span>.</text:p>
      <text:p text:style-name="P59"/>
      <text:p text:style-name="P65"><text:span text:style-name="T22">3</text:span>) Planificación da parte da Web estática.</text:p>
      <text:p text:style-name="P66">Nesta etapa planificouse <text:span text:style-name="T23">cales ían ser as páxinas estáticas da plataforma web e cal ia ser o seu contido. </text:span></text:p>
      <text:p text:style-name="P66"><text:span text:style-name="T23">Finalmente </text:span><text:span text:style-name="T24">tras ver cales serían as máis útiles a web terá dous páxinas deste tipo.</text:span></text:p>
      <text:p text:style-name="P66"><text:tab/><text:span text:style-name="T25">1.</text:span><text:span text:style-name="T26">Páxina de presentación:</text:span><text:span text:style-name="T24"> Nesta paxina faise o resumo de que trata a empresa, os <text:tab/>horarios, os tipos de clientes aos que damos servizo e o tipo de soporte que se da aos <text:tab/>clientes. </text:span></text:p>
      <text:p text:style-name="P66"><text:tab/><text:span text:style-name="T27">2.</text:span><text:span text:style-name="T28">Páxina de contacto:</text:span><text:span text:style-name="T27"> Nesta páxina aparece un mapa de Google Maps para que o usuario <text:tab/>saiba onde esta a localización física da empresa e poda orientarse, ademais diso haberá un <text:tab/>formulario para que o usuario se poña en contacto con nós e faia as preguntas que <text:tab/>precise.</text:span></text:p>
      <text:p text:style-name="P67">Nestas dúas paxinas están divididas por: cabeceira, corpo e pe de páxina.</text:p>
      <text:p text:style-name="P68">Esta tarefa levou acabo un tempo estimado de <text:span text:style-name="T21">unha hora e media xa que é una das partes que é mais fácil ao ter información estática.</text:span></text:p>
      <text:p text:style-name="P69"><text:span text:style-name="T29">4</text:span><text:span text:style-name="T6">) Planificación da parte da Web </text:span><text:span text:style-name="T29">dinámica</text:span><text:span text:style-name="T6">.</text:span></text:p>
      <text:p text:style-name="P70">Nesta fase planificáronse as funcionalidades que requiren interacción cos usuarios e coa base de datos.</text:p>
      <text:p text:style-name="P71"><text:span text:style-name="T23">Finalmente </text:span><text:span text:style-name="T24">tras ver cales serían as máis útiles a web terá dous páxinas deste tipo.</text:span></text:p>
      <text:p text:style-name="P71"><text:tab/><text:span text:style-name="T25">1.</text:span><text:span text:style-name="T26">Páxina de </text:span><text:span text:style-name="T30">loguin</text:span><text:span text:style-name="T26">:</text:span><text:span text:style-name="T24"> </text:span></text:p>
      <text:p text:style-name="P71"><text:tab/><text:span text:style-name="T31">Esta será a paxina onde o usuario poñerá as súas credenciais e se comprobará se existe <text:tab/>en caso de que si se comprobará que tipo de usuario é e se lle mandará a paxina de inicio <text:tab/>dos usuarios ou dos administradores.</text:span></text:p>
      <text:p text:style-name="P71"><text:tab/><text:span text:style-name="T27">2.</text:span><text:span text:style-name="T28">Páxina de </text:span><text:span text:style-name="T30">inicio</text:span><text:span text:style-name="T28">:</text:span><text:span text:style-name="T27"> </text:span></text:p>
      <text:p text:style-name="P71"><text:tab/><text:span text:style-name="T32">Unha vez o usuario inicie sesión a páxina de inicio de sesión redirixirá ao usuario a unha <text:tab/>paxina onde lle apareceran unha mensaxe de benvida, <text:s/>as <text:s/>distintas páxinas a onde pode <text:tab/>acceder, e as distintas accións que pode facer.</text:span></text:p>
      <text:p text:style-name="P71"><text:span text:style-name="T33"><text:tab/>3</text:span><text:span text:style-name="T27">.</text:span><text:span text:style-name="T28">Páxina de </text:span><text:span text:style-name="T30">historial das reparación</text:span><text:span text:style-name="T28">:</text:span></text:p>
      <text:p text:style-name="P72"><text:tab/><text:span text:style-name="T34">Nesta páxina aparecerán todas reparacións dos equipos que o usuario levou a reparar, <text:tab/>apareceran listados coa opción de filtralos segundo os campos que se dese, ademais en <text:tab/>cada reparación aparecerá información como o custo , a fecha e máis valores.</text:span></text:p>
      <text:p text:style-name="P71"><text:span text:style-name="T27"><text:tab/></text:span><text:span text:style-name="T33">4</text:span><text:span text:style-name="T27">.</text:span><text:span text:style-name="T28">Páxina de </text:span><text:span text:style-name="T30">estado da reparación</text:span><text:span text:style-name="T28">:</text:span></text:p>
      <text:p text:style-name="P73"><text:span text:style-name="T35"><text:tab/>Esta é unha paxina que se o usuario ten unha reparación que se está facendo nese <text:tab/>momento vaille aparecer o estado da reparación “esperando técnico, esperando pezas, en <text:tab/>reparación, listo pa recoller”. Cando o equipo se recolla este desaparecerá da paxina e non <text:tab/>aparecerá ningún equipo ata que se este realizando outra reparación.</text:span></text:p>
      <text:p text:style-name="P71"><text:span text:style-name="T33"><text:tab/>5</text:span><text:span text:style-name="T27">.</text:span><text:span text:style-name="T28">Páxina</text:span><text:span text:style-name="T30">s</text:span><text:span text:style-name="T28"> de </text:span><text:span text:style-name="T30">administración da base de datos</text:span><text:span text:style-name="T28">:</text:span></text:p>
      <text:p text:style-name="P72"><text:tab/><text:span text:style-name="T36">Son o conxunto de páxinas que terá o usuario administrador para poder editar, incluír e <text:tab/>eliminar datos nas distintas táboas da base de datos, tendo un menú intuitivo para a súa <text:tab/>fácil utilización.</text:span></text:p>
      <text:p text:style-name="P74">CA 3.1. Estableceuse a secuencia das actividades en función das necesidades de posta en práctica.</text:p>
      <text:p text:style-name="P75">CA 3.2. Determináronse os recursos e a loxística necesarios para cada actividade.</text:p>
      <text:p text:style-name="P75">CA 3.3. Identificáronse as necesidades de permisos e autorizacións para levar a cabo as actividades.</text:p>
      <text:p text:style-name="P75">CA 3.4. Determináronse os procedementos de actuación ou execución das actividades.</text:p>
      <text:p text:style-name="P75">CA 3.6. Planificáronse a asignación de recursos materiais e humanos, e os tempos de execución.</text:p>
      <text:p text:style-name="P75">CA 5.4. Describíronse as actividades en que se divide a execución do proxecto.</text:p>
      <text:p text:style-name="P75">CA 5.5. Xustificáronse as decisións tomadas de planificación da execución do proxecto.</text:p>
      <text:p text:style-name="P50">&gt;</text:p>
      <text:p text:style-name="P50"/>
      <text:p text:style-name="P50"/>
      <text:p text:style-name="P50"/>
      <text:list text:continue-numbering="true" text:style-name="WWNum1">
        <text:list-item>
          <text:p text:style-name="P48"><text:bookmark-start text:name="_Toc65582862"/><text:bookmark-start text:name="__RefHeading___Toc1000_3466438741"/>Medios a empregar<text:bookmark-end text:name="_Toc65582862"/><text:bookmark-end text:name="__RefHeading___Toc1000_3466438741"/></text:p>
        </text:list-item>
      </text:list>
      <text:p text:style-name="P50">Equipos, software, recursos tecnolóxicos, etc.</text:p>
      <text:p text:style-name="P75">CA 3.6. Planificáronse a asignación de recursos materiais e humanos, e os tempos de execución.</text:p>
      <text:p text:style-name="P75">CA 2.5. Prevíronse os recursos materiais e persoais necesarios para realizar o proxecto.</text:p>
      <text:p text:style-name="P76">Para este proxecto requirirase:</text:p>
      <text:p text:style-name="P77">1) <text:span text:style-name="T6">Equipos</text:span>:</text:p>
      <text:p text:style-name="P77"><text:span text:style-name="T37">1.</text:span><text:span text:style-name="T38"> </text:span><text:span text:style-name="T39">Sobremesa/Portátil:</text:span><text:span text:style-name="T37"> <text:s/></text:span><text:span text:style-name="T40">N</text:span><text:span text:style-name="T37">ecesitaremos un equipo (sobremesa ou portátil) no que se instalarán as aplicacións necesarias para a creación e codificación dos arquivos. Este equipo tamén funcionará como servidor para probar os arquivos e asegurarnos de que funcionan correctamente, podendo detectar e solucionar posibles erros.</text:span></text:p>
      <text:p text:style-name="P78">2) <text:span text:style-name="T6">Software</text:span>: Se <text:span text:style-name="T41">empregarán os seguintes.</text:span></text:p>
      <text:p text:style-name="P79">1. <text:span text:style-name="T42">Visual Studio Code:</text:span> Utilizaremos este editor de código para escribir os distintos arquivos nos diferentes linguaxes de programación. Para facilitar o traballo, utilizaremos as seguintes extensións:</text:p>
      <text:p text:style-name="P79"><text:tab/>1.<text:span text:style-name="T43"> </text:span><text:span text:style-name="T42">Spanish Language Pack for Visual Studio Code:</text:span><text:span text:style-name="T43"> <text:s/>Esta extensión permite traducir o <text:tab/>entorno de Visual Studio Code ao castelán, facendo que a interface sexa máis <text:tab/>comprensible e accesible.</text:span></text:p>
      <text:p text:style-name="P80"/>
      <text:p text:style-name="P81"><text:span text:style-name="T43">2. </text:span><text:span text:style-name="T42">XAMPP:</text:span><text:span text:style-name="T43"> </text:span><text:span text:style-name="T44">Este paquete de software gratuíto instalará varios compoñentes necesarios no noso equipo, permitindo desenvolver e probar sitios web localmente.</text:span></text:p>
      <text:p text:style-name="P82"><text:span text:style-name="T45">XAMPP</text:span> Inclúe:</text:p>
      <text:p text:style-name="P83"><text:span text:style-name="T43"><text:tab/></text:span><text:span text:style-name="T42">1. Apache:</text:span><text:span text:style-name="T43"> Un servidor web que permitirá que o noso equipo funcione como servidor.</text:span></text:p>
      <text:p text:style-name="P83"><text:span text:style-name="T43"><text:tab/></text:span><text:span text:style-name="T42">2. MySQL ou MariaDB:</text:span><text:span text:style-name="T43"> Sistemas de xestión de bases de datos que empregaremos para <text:tab/>almacenar e xestionar datos na nosa aplicación.</text:span></text:p>
      <text:p text:style-name="P83"><text:span text:style-name="T43"><text:tab/></text:span><text:span text:style-name="T42">3. PHP:</text:span><text:span text:style-name="T43"> <text:s/>Linguaxe de programación para a parte do servidor, permitindo interactuar coa <text:tab/>base de datos e xerar contidos dinámicos.</text:span></text:p>
      <text:p text:style-name="P83"><text:span text:style-name="T43"><text:tab/></text:span><text:span text:style-name="T42">4.Perl:</text:span><text:span text:style-name="T43"> É outra linguaxe que non empregamos.</text:span></text:p>
      <text:p text:style-name="P84">Graza a XAMPP, podemos desenvolver e probar aplicacións que requiran de PHP e bases de datos sen necesidade de configurar cada compoñente por separado.</text:p>
      <text:p text:style-name="P85"><text:span text:style-name="T43">3. </text:span><text:span text:style-name="T42">Git</text:span><text:span text:style-name="T43">: </text:span><text:span text:style-name="T46">Es</text:span><text:span text:style-name="T43">te sistema de control de versións será utilizado para xestionar os cambios realizados no proxecto. Permite gardar a evolución do código e retroceder a versións anteriores en caso de erro. Tamén facilita o traballo en equipo, permitindo que varios desenvolvedores suban as súas modificacións.</text:span></text:p>
      <text:p text:style-name="P86"><text:span text:style-name="T47">4</text:span>. <text:span text:style-name="T42">Git</text:span><text:span text:style-name="T48">Hub</text:span>: <text:span text:style-name="T49">P</text:span><text:span text:style-name="T44">ermite almacenar, compartir e colaborar proxectos de código usando Git, </text:span><text:span text:style-name="T50">o que pasa e que é un servidor online o que fai que dende calquera equipo conectado a rede podas subir, descargar e clonar o repositorio, isto fai qu ea posibilidade de traballas cun grupo de persoas dende distintos sitios sexa moy fácil.</text:span></text:p>
      <text:p text:style-name="P87"/>
      <text:p text:style-name="P86"><text:span text:style-name="T51">3</text:span><text:span text:style-name="T52">) </text:span><text:span text:style-name="T53">Linguaxes de programación</text:span><text:span text:style-name="T52">: Se </text:span><text:span text:style-name="T54">empregarán os seguintes.</text:span></text:p>
      <text:p text:style-name="P88"><text:span text:style-name="T43">1. </text:span><text:span text:style-name="T41">J</text:span>avaScript:</text:p>
      <text:p text:style-name="P89">Linguaxe de programación interpretada que utilizaremos principalmente para desenvolver funcionalidades interactivas na web. Un uso específico de JavaScript será para validar os formularios, asegurándonos de que os datos introducidos polos usuarios cumpren todos os requisitos establecidos.</text:p>
      <text:p text:style-name="P88"><text:span text:style-name="T43">2. </text:span>PHP:</text:p>
      <text:p text:style-name="P90">Linguaxe de programación do lado do servidor que empregaremos para crear sitios web dinámicos. Permite xerar contidos que cambian dependendo das interaccións do usuario ou dos datos almacenados na base de datos. Por exemplo, PHP usaranse para mostrar listados de clientes e permitir que, ao engadir un novo cliente á base de datos, a páxina se actualice automaticamente para mostrar o novo contido.</text:p>
      <text:p text:style-name="P80"><text:tab/></text:p>
      <text:p text:style-name="P91"><text:span text:style-name="T55">4</text:span>) <text:span text:style-name="T6">Linguaxes de </text:span><text:span text:style-name="T56">marcas</text:span><text:span text:style-name="T6">:</text:span> <text:span text:style-name="T57">Se </text:span>empregarán os seguintes.</text:p>
      <text:p text:style-name="P92"><text:span text:style-name="T58">1</text:span>. <text:span text:style-name="T42">HTML:</text:span></text:p>
      <text:p text:style-name="P92"><text:span text:style-name="T58">É</text:span> unha linguaxe de marcas que se emprega para crear as estruturas das páxinas web. Usando HTML, que utiliza etiquetas, podemos crear elementos como títulos (&lt;h1&gt;, &lt;h2&gt;, &lt;h3&gt;, etc.), parágrafos (&lt;p&gt;) e moitos outros elementos. Isto permite que o usuario vexa estes textos e poida ler e entender a información que se presenta na páxina web.</text:p>
      <text:p text:style-name="P92"/>
      <text:p text:style-name="P93"><text:span text:style-name="T59">5</text:span>) <text:span text:style-name="T6">Linguaxes de </text:span><text:span text:style-name="T60">estilos</text:span><text:span text:style-name="T6">:</text:span> <text:span text:style-name="T57">Se </text:span>empregarán os seguintes.</text:p>
      <text:p text:style-name="P92"><text:span text:style-name="T59">1</text:span>. <text:span text:style-name="T42">CSS:</text:span></text:p>
      <text:p text:style-name="P92"><text:span text:style-name="T58">É</text:span> un<text:span text:style-name="T59">ha</text:span> linguaxe de estilos utilizado para dar formato e deseñar a presentación de documentos HTML. Mentres que HTML se usa para estruturar o contido dunha páxina web, CSS permite controlar como se ve ese contido na pantalla, o que inclúe cores, fontes, espazos, disposición e moito máis, <text:span text:style-name="T59">ademais permite apartar a vista para móbiles, tableta e demais dispositivos para que a súa visión sexa lexible</text:span>.</text:p>
      <text:list text:continue-numbering="true" text:style-name="WWNum1">
        <text:list-item>
          <text:p text:style-name="P38"><text:bookmark-start text:name="_Toc65582863"/><text:bookmark-start text:name="__RefHeading___Toc1002_3466438741"/><text:soft-page-break/>Presuposto<text:bookmark-end text:name="_Toc65582863"/><text:bookmark-end text:name="__RefHeading___Toc1002_3466438741"/></text:p>
        </text:list-item>
      </text:list>
      <text:p text:style-name="P94"/>
      <text:p text:style-name="P95">&lt;</text:p>
      <text:p text:style-name="P96">CA 3.7. Fíxose a valoración económica que dea resposta ás condicións da execución.</text:p>
      <text:p text:style-name="P96">CA 2.6. Realizouse o orzamento correspondente.</text:p>
      <text:p text:style-name="P95">&gt;</text:p>
      <text:p text:style-name="P97">A continuación faise unha estimación económica dos recursos empregados no desenvolvemento do proxecto, tendo en conta tanto o material como o software e os custos asociados ao tempo de traballo.</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98">Concepto</text:p>
          </table:table-cell>
          <table:table-cell table:style-name="Tabla8.A1" office:value-type="string">
            <text:p text:style-name="P99">Cantidad<text:span text:style-name="T61">e</text:span></text:p>
          </table:table-cell>
          <table:table-cell table:style-name="Tabla8.A1" office:value-type="string">
            <text:p text:style-name="P100">Prezo unitario (€)<text:tab/></text:p>
          </table:table-cell>
          <table:table-cell table:style-name="Tabla8.D1" office:value-type="string">
            <text:p text:style-name="P101">Subtotal (€)<text:line-break/></text:p>
          </table:table-cell>
        </table:table-row>
        <table:table-row>
          <table:table-cell table:style-name="Tabla8.A2" office:value-type="string">
            <text:p text:style-name="P102">Ordenador persoal</text:p>
          </table:table-cell>
          <table:table-cell table:style-name="Tabla8.A2" office:value-type="string">
            <text:p text:style-name="P103">1</text:p>
          </table:table-cell>
          <table:table-cell table:style-name="Tabla8.A2" office:value-type="string">
            <text:p text:style-name="P103">700,00</text:p>
          </table:table-cell>
          <table:table-cell table:style-name="Tabla8.D2" office:value-type="string">
            <text:p text:style-name="P103">700,00</text:p>
          </table:table-cell>
        </table:table-row>
        <table:table-row>
          <table:table-cell table:style-name="Tabla8.A2" office:value-type="string">
            <text:p text:style-name="P104">Software Visual Studio Code<text:tab/></text:p>
          </table:table-cell>
          <table:table-cell table:style-name="Tabla8.A2" office:value-type="string">
            <text:p text:style-name="P103">1</text:p>
          </table:table-cell>
          <table:table-cell table:style-name="Tabla8.A2" office:value-type="string">
            <text:p text:style-name="P103">0,00</text:p>
          </table:table-cell>
          <table:table-cell table:style-name="Tabla8.D2" office:value-type="string">
            <text:p text:style-name="P103">0,00</text:p>
          </table:table-cell>
        </table:table-row>
        <table:table-row>
          <table:table-cell table:style-name="Tabla8.A2" office:value-type="string">
            <text:p text:style-name="P105">Software XAMPP<text:tab/></text:p>
          </table:table-cell>
          <table:table-cell table:style-name="Tabla8.A2" office:value-type="string">
            <text:p text:style-name="P103">1</text:p>
          </table:table-cell>
          <table:table-cell table:style-name="Tabla8.A2" office:value-type="string">
            <text:p text:style-name="P103">0,00</text:p>
          </table:table-cell>
          <table:table-cell table:style-name="Tabla8.D2" office:value-type="string">
            <text:p text:style-name="P103">0,00</text:p>
          </table:table-cell>
        </table:table-row>
        <table:table-row>
          <table:table-cell table:style-name="Tabla8.A2" office:value-type="string">
            <text:p text:style-name="P106">Conta de GitHub (gratuita)<text:tab/></text:p>
          </table:table-cell>
          <table:table-cell table:style-name="Tabla8.A2" office:value-type="string">
            <text:p text:style-name="P103">1</text:p>
          </table:table-cell>
          <table:table-cell table:style-name="Tabla8.A2" office:value-type="string">
            <text:p text:style-name="P103">0,00</text:p>
          </table:table-cell>
          <table:table-cell table:style-name="Tabla8.D2" office:value-type="string">
            <text:p text:style-name="P103">0,00</text:p>
          </table:table-cell>
        </table:table-row>
        <table:table-row>
          <table:table-cell table:style-name="Tabla8.A2" office:value-type="string">
            <text:p text:style-name="P107">Internet (1 mes)<text:tab/></text:p>
          </table:table-cell>
          <table:table-cell table:style-name="Tabla8.A2" office:value-type="string">
            <text:p text:style-name="P103">1</text:p>
          </table:table-cell>
          <table:table-cell table:style-name="Tabla8.A2" office:value-type="string">
            <text:p text:style-name="P103">30,0</text:p>
          </table:table-cell>
          <table:table-cell table:style-name="Tabla8.D2" office:value-type="string">
            <text:p text:style-name="P103">30,0</text:p>
          </table:table-cell>
        </table:table-row>
        <table:table-row>
          <table:table-cell table:style-name="Tabla8.A2" office:value-type="string">
            <text:p text:style-name="P102">Electricidade (estimación)<text:tab/></text:p>
          </table:table-cell>
          <table:table-cell table:style-name="Tabla8.A2" office:value-type="string">
            <text:p text:style-name="P103">1</text:p>
          </table:table-cell>
          <table:table-cell table:style-name="Tabla8.A2" office:value-type="string">
            <text:p text:style-name="P103">10,00</text:p>
          </table:table-cell>
          <table:table-cell table:style-name="Tabla8.D2" office:value-type="string">
            <text:p text:style-name="P103">10,00</text:p>
          </table:table-cell>
        </table:table-row>
        <table:table-row>
          <table:table-cell table:style-name="Tabla8.A2" office:value-type="string">
            <text:p text:style-name="P102">Horas de traballo (50h x 10€)<text:tab/></text:p>
          </table:table-cell>
          <table:table-cell table:style-name="Tabla8.A2" office:value-type="string">
            <text:p text:style-name="P103">1</text:p>
          </table:table-cell>
          <table:table-cell table:style-name="Tabla8.A2" office:value-type="string">
            <text:p text:style-name="P103">500,00</text:p>
          </table:table-cell>
          <table:table-cell table:style-name="Tabla8.D2" office:value-type="string">
            <text:p text:style-name="P103">500,00</text:p>
          </table:table-cell>
        </table:table-row>
        <table:table-row>
          <table:table-cell table:style-name="Tabla8.A2" table:number-columns-spanned="3" office:value-type="string">
            <text:p text:style-name="P108">TOTAL</text:p>
          </table:table-cell>
          <table:covered-table-cell/>
          <table:covered-table-cell/>
          <table:table-cell table:style-name="Tabla8.D2" office:value-type="string">
            <text:p text:style-name="P109">1.240,00</text:p>
          </table:table-cell>
        </table:table-row>
      </table:table>
      <text:p text:style-name="P110"/>
      <text:p text:style-name="P95"/>
      <text:p text:style-name="P95"/>
      <text:p text:style-name="P94"/>
      <text:p text:style-name="P94"/>
      <text:list text:continue-numbering="true" text:style-name="WWNum1">
        <text:list-item>
          <text:p text:style-name="P48"><text:bookmark-start text:name="_Toc65582864"/><text:bookmark-start text:name="__RefHeading___Toc1004_3466438741"/>Título<text:bookmark-end text:name="_Toc65582864"/><text:bookmark-end text:name="__RefHeading___Toc1004_3466438741"/></text:p>
        </text:list-item>
      </text:list>
      <text:p text:style-name="P111">Título do proxecto.</text:p>
      <text:p text:style-name="P112">O nome do meu proxecto vai ser TPCSI.</text:p>
      <text:p text:style-name="P112">Este nome ten un significado:</text:p>
      <text:p text:style-name="P112">1) <text:span text:style-name="T42">TPCS:</text:span> É unha abreviatura de Tenda de PCS “personal computer en plural” .</text:p>
      <text:p text:style-name="P112">2) <text:span text:style-name="T42">I:</text:span> É a inicial do meu nome.</text:p>
      <text:p text:style-name="P112">O significado completo seria Tenda de PCS de Iván. </text:p>
      <text:p text:style-name="P111"/>
      <text:list text:continue-numbering="true" text:style-name="WWNum1">
        <text:list-item>
          <text:p text:style-name="P48"><text:bookmark-start text:name="_Toc65582865"/><text:bookmark-start text:name="__RefHeading___Toc1008_3466438741"/>Execución<text:bookmark-end text:name="_Toc65582865"/><text:bookmark-end text:name="__RefHeading___Toc1008_3466438741"/></text:p>
        </text:list-item>
      </text:list>
      <text:p text:style-name="P113"/>
      <text:p text:style-name="P114"/>
      <text:p text:style-name="P115"/>
      <text:p text:style-name="P116"><text:span text:style-name="Fuente_20_de_20_párrafo_20_predeter."><text:span text:style-name="T62">Nesta sección o alumnado deberá incluír un resumo do desenrolo do proxecto. O alumnado realizará finalmente, unha demostración do funcionamento do proxecto.</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 Narrow" svg:font-family="'Arial Narrow'" style:font-family-generic="swiss" style:font-pitch="variable"/>
    <style:font-face style:name="ArialMT" svg:font-family="ArialMT" style:font-family-generic="roman"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Georgia" svg:font-family="Georgia" style:font-family-generic="roman" style:font-pitch="variable"/>
    <style:font-face style:name="Lucida Sans" svg:font-family="'Lucida Sans'" style:font-family-generic="swiss"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false" fo:background-color="transparent" style:font-name-asian="Times New Roman" style:font-size-asian="12pt" style:language-asian="es" style:country-asian="E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6cm" fo:margin-top="0cm" fo:margin-bottom="0.212cm" style:contextual-spacing="false" fo:orphans="2" fo:widows="2" fo:hyphenation-ladder-count="no-limit" fo:hyphenation-keep="auto" loext:hyphenation-keep-type="column" fo:text-indent="0.499cm" style:auto-text-indent="false">
        <style:tab-stops/>
      </style:paragraph-properties>
      <style:text-properties fo:color="#00000a" loext:opacity="100%" style:font-name="Verdana" fo:font-family="Verdana" style:font-family-generic="swiss" style:font-pitch="variable" fo:font-size="9pt" style:font-size-asian="9pt" style:language-asian="zh" style:country-asian="CN" style:font-name-complex="Verdana" style:font-family-complex="Verdana" style:font-family-generic-complex="swiss"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Standard" style:class="chapter">
      <style:paragraph-properties fo:margin-top="0.706cm" fo:margin-bottom="0.353cm" style:contextual-spacing="false" fo:keep-together="always" fo:hyphenation-ladder-count="no-limit" fo:hyphenation-keep="auto" loext:hyphenation-keep-type="column" fo:keep-with-next="always">
        <style:tab-stops>
          <style:tab-stop style:position="-2.54cm"/>
        </style:tab-stops>
      </style:paragraph-properties>
      <style:text-properties fo:color="#000080" loext:opacity="100%" style:font-name="Arial Narrow" fo:font-family="'Arial Narrow'" style:font-family-generic="swiss" style:font-pitch="variable" fo:font-size="26pt" fo:font-weight="bold" style:font-name-asian="Arial Narrow" style:font-family-asian="'Arial Narrow'" style:font-family-generic-asian="swiss" style:font-pitch-asian="variable" style:font-size-asian="26pt" style:font-weight-asian="bold" style:font-name-complex="Arial Narrow" style:font-family-complex="'Arial Narrow'" style:font-family-generic-complex="swiss" style:font-pitch-complex="variable" style:font-size-complex="26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chapter">
      <loext:graphic-properties draw:fill="solid" draw:fill-color="#dbe5f1" draw:opacity="100%"/>
      <style:paragraph-properties fo:margin-left="1cm" fo:margin-top="0.635cm" fo:margin-bottom="0.423cm" style:contextual-spacing="false" fo:text-align="justify" style:justify-single-word="false" fo:hyphenation-ladder-count="no-limit" fo:hyphenation-keep="auto" loext:hyphenation-keep-type="column"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 style:font-family-complex="Arial" style:font-family-generic-complex="swiss" style:font-pitch-complex="variable"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chapter">
      <style:paragraph-properties fo:margin-top="0.423cm" fo:margin-bottom="0.423cm" style:contextual-spacing="false" fo:text-align="justify" style:justify-single-word="false" fo:hyphenation-ladder-count="no-limit" fo:hyphenation-keep="auto" loext:hyphenation-keep-type="column" fo:padding-left="0cm" fo:padding-right="0cm" fo:padding-top="0cm" fo:padding-bottom="0.035cm" fo:border-left="none" fo:border-right="none" fo:border-top="none" fo:border-bottom="0.51pt solid #336699" style:shadow="none" fo:keep-with-next="always"/>
      <style:text-properties fo:color="#336699" loext:opacity="100%" fo:font-size="10pt" fo:font-weight="bold" style:font-size-asian="10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chapter">
      <style:paragraph-properties fo:margin-top="0.423cm" fo:margin-bottom="0.106cm" style:contextual-spacing="false" fo:text-align="justify" style:justify-single-word="false" fo:hyphenation-ladder-count="no-limit" fo:hyphenation-keep="auto" loext:hyphenation-keep-type="column" fo:keep-with-next="always"/>
      <style:text-properties fo:color="#336699" loext:opacity="100%" fo:font-weight="bold"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chapter">
      <style:paragraph-properties fo:margin-top="0.423cm" fo:margin-bottom="0.071cm" style:contextual-spacing="false" fo:keep-together="always" fo:hyphenation-ladder-count="no-limit" fo:hyphenation-keep="auto" loext:hyphenation-keep-type="column"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Standard" style:next-style-name="Standard" style:default-outline-level="5" style:class="chapter">
      <style:paragraph-properties fo:margin-top="0.388cm" fo:margin-bottom="0.071cm" style:contextual-spacing="false" fo:keep-together="always" fo:hyphenation-ladder-count="no-limit" fo:hyphenation-keep="auto" loext:hyphenation-keep-type="column" fo:keep-with-next="always"/>
      <style:text-properties fo:font-size="11pt" fo:font-weight="bold" style:font-size-asian="11pt" style:font-weight-asian="bold" style:font-size-complex="11pt" fo:hyphenate="false" loext:hyphenation-no-caps="false" loext:hyphenation-no-last-word="false" loext:hyphenation-word-char-count="no-limit" loext:hyphenation-zone="no-limit"/>
    </style:style>
    <style:style style:name="Heading_20_6" style:display-name="Heading 6" style:family="paragraph" style:parent-style-name="Standard" style:next-style-name="Standard" style:default-outline-level="6" style:class="chapter">
      <style:paragraph-properties fo:margin-top="0.353cm" fo:margin-bottom="0.071cm" style:contextual-spacing="false" fo:keep-together="always" fo:hyphenation-ladder-count="no-limit" fo:hyphenation-keep="auto" loext:hyphenation-keep-type="column" fo:keep-with-next="always"/>
      <style:text-properties fo:font-size="10pt" fo:font-weight="bold" style:font-size-asian="10pt" style:font-weight-asian="bold" style:font-size-complex="10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fo:hyphenation-keep="auto" loext:hyphenation-keep-type="column">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Pie" style:family="paragraph" style:parent-style-name="Standard">
      <style:paragraph-properties fo:margin-top="0.212cm" fo:margin-bottom="0cm" style:contextual-spacing="false" fo:hyphenation-ladder-count="no-limit" fo:hyphenation-keep="auto" loext:hyphenation-keep-type="column" text:number-lines="false" text:line-number="0"/>
      <style:text-properties fo:font-size="12pt" fo:font-style="italic" style:font-size-asian="12pt" style:font-style-asian="italic" style:font-name-complex="Arial" style:font-family-complex="Arial" style:font-family-generic-complex="swiss" style:font-pitch-complex="variable" style:font-style-complex="italic"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212cm" fo:margin-bottom="0cm" style:contextual-spacing="false" fo:hyphenation-ladder-count="no-limit" fo:hyphenation-keep="auto" loext:hyphenation-keep-type="column"/>
      <style:text-properties fo:text-transform="uppercase"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loext:hyphenation-no-caps="false" loext:hyphenation-no-last-word="false" loext:hyphenation-word-char-count="no-limit" loext:hyphenation-zone="no-limit"/>
    </style:style>
    <style:style style:name="Index_20_2" style:display-name="Index 2" style:family="paragraph" style:parent-style-name="Standard" style:next-style-name="Standard" style:class="index">
      <style:paragraph-properties fo:margin-left="0.318cm" fo:margin-top="0cm" fo:margin-bottom="0cm" style:contextual-spacing="false" fo:hyphenation-ladder-count="no-limit" fo:hyphenation-keep="auto" loext:hyphenation-keep-type="column" fo:text-indent="0cm" style:auto-text-indent="false">
        <style:tab-stops/>
      </style:paragraph-properties>
      <style:text-properties fo:font-variant="small-cap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Index_20_3" style:display-name="Index 3" style:family="paragraph" style:parent-style-name="Standard" style:next-style-name="Standard" style:class="index">
      <style:paragraph-properties fo:margin-left="0.635cm" fo:margin-top="0cm" fo:margin-bottom="0cm" style:contextual-spacing="false" fo:hyphenation-ladder-count="no-limit" fo:hyphenation-keep="auto" loext:hyphenation-keep-type="column"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 style:font-family-complex="'Times New Roman'" style:font-family-generic-complex="roman" style:font-pitch-complex="variable" style:font-size-complex="10pt" style:font-style-complex="italic" fo:hyphenate="false" loext:hyphenation-no-caps="false" loext:hyphenation-no-last-word="false" loext:hyphenation-word-char-count="no-limit" loext:hyphenation-zone="no-limit"/>
    </style:style>
    <style:style style:name="Índice_20_4" style:display-name="Índice 4" style:family="paragraph" style:parent-style-name="Standard" style:next-style-name="Standard">
      <style:paragraph-properties fo:margin-left="0.95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5" style:display-name="Índice 5" style:family="paragraph" style:parent-style-name="Standard" style:next-style-name="Standard">
      <style:paragraph-properties fo:margin-left="1.27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6" style:display-name="Índice 6" style:family="paragraph" style:parent-style-name="Standard" style:next-style-name="Standard">
      <style:paragraph-properties fo:margin-left="1.588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7" style:display-name="Índice 7" style:family="paragraph" style:parent-style-name="Standard" style:next-style-name="Standard">
      <style:paragraph-properties fo:margin-left="1.905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8" style:display-name="Índice 8" style:family="paragraph" style:parent-style-name="Standard" style:next-style-name="Standard">
      <style:paragraph-properties fo:margin-left="2.223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Índice_20_9" style:display-name="Índice 9" style:family="paragraph" style:parent-style-name="Standard" style:next-style-name="Standard">
      <style:paragraph-properties fo:margin-left="2.54cm" fo:margin-top="0cm" fo:margin-bottom="0cm" style:contextual-spacing="false" fo:hyphenation-ladder-count="no-limit" fo:hyphenation-keep="auto" loext:hyphenation-keep-type="column" fo:text-indent="0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9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Subtitle" style:family="paragraph" style:parent-style-name="Standard" style:next-style-name="Standard" style:class="chapter">
      <style:paragraph-properties fo:margin-top="0.635cm" fo:margin-bottom="0.141cm" style:contextual-spacing="false" fo:keep-together="always" fo:hyphenation-ladder-count="no-limit" fo:hyphenation-keep="auto" loext:hyphenation-keep-type="column"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left="0cm" fo:margin-top="0cm" fo:margin-bottom="0.176cm" style:contextual-spacing="false" fo:hyphenation-ladder-count="no-limit" fo:hyphenation-keep="auto" loext:hyphenation-keep-type="column">
        <style:tab-stops>
          <style:tab-stop style:position="1.552cm"/>
          <style:tab-stop style:position="15.572cm" style:type="right"/>
        </style:tab-stops>
      </style:paragraph-properties>
      <style:text-properties fo:color="#002060" loext:opacity="100%" fo:font-weight="bold" style:font-weight-asian="bold"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style:contextual-spacing="false" fo:line-height="106%" fo:hyphenation-ladder-count="no-limit" fo:hyphenation-keep="auto" loext:hyphenation-keep-type="column" style:punctuation-wrap="simple">
        <style:tab-stops/>
      </style:paragraph-properties>
      <style:text-properties fo:color="#365f91" loext:opacity="100%" style:font-name="Calibri" fo:font-family="Calibri" style:font-family-generic="swiss" style:font-pitch="variable" fo:font-size="16pt" fo:font-weight="normal" style:font-size-asian="16pt" style:language-asian="es" style:country-asian="ES" style:font-weight-asian="normal"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6%" fo:hyphenation-ladder-count="no-limit" fo:hyphenation-keep="auto" loext:hyphenation-keep-type="column" fo:text-indent="0cm" style:auto-text-indent="false" style:punctuation-wrap="simple">
        <style:tab-stops/>
      </style:paragraph-properties>
      <style:text-properties style:use-window-font-color="true" loext:opacity="0%" style:font-name="Cambria" fo:font-family="Cambria" style:font-family-generic="roman" style:font-pitch="variable" fo:font-size="11pt" style:font-size-asian="11pt" style:language-asian="es" style:country-asian="ES" style:font-name-complex="Times New Roman" style:font-family-complex="'Times New Roman'" style:font-family-generic-complex="roman" style:font-pitch-complex="variable" style:font-size-complex="11pt" fo:hyphenate="tru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hyphenation-ladder-count="no-limit" fo:hyphenation-keep="auto" loext:hyphenation-keep-type="column"/>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ntstyle01" style:family="text" style:parent-style-name="Fuente_20_de_20_párrafo_20_predeter.">
      <style:text-properties fo:color="#00000a" loext:opacity="100%" style:font-name="ArialMT" fo:font-family="ArialMT" style:font-family-generic="roman" style:font-pitch="variable" fo:font-size="8pt" fo:font-style="normal" fo:font-weight="normal" style:font-name-asian="ArialMT" style:font-family-asian="ArialMT" style:font-family-generic-asian="roman" style:font-pitch-asian="variable" style:font-size-asian="8pt" style:font-style-asian="normal" style:font-weight-asian="normal" style:font-name-complex="ArialMT" style:font-family-complex="ArialMT" style:font-family-generic-complex="roman" style:font-pitch-complex="variable" style:font-size-complex="8pt" style:font-style-complex="normal" style:font-weight-complex="normal"/>
    </style:style>
    <style:style style:name="Mención_20_sin_20_resolver1" style:display-name="Mención sin resolver1" style:family="text" style:parent-style-name="Fuente_20_de_20_párrafo_20_predeter.">
      <style:text-properties fo:color="#605e5c" loext:opacity="100%" fo:background-color="#e1dfdd"/>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fo:color="#00000a" loext:opacity="100%" style:font-name="Verdana" fo:font-family="Verdana" style:font-family-generic="swiss" style:font-pitch="variable" fo:font-size="9pt" style:font-name-asian="Verdana" style:font-family-asian="Verdana" style:font-family-generic-asian="swiss" style:font-pitch-asian="variable" style:font-size-asian="9pt" style:language-asian="zh" style:country-asian="CN" style:font-name-complex="Verdana" style:font-family-complex="Verdana" style:font-family-generic-complex="swiss" style:font-pitch-complex="variable"/>
    </style:style>
    <style:style style:name="Título_20_1_20_Car" style:display-name="Título 1 Car" style:family="text" style:parent-style-name="Fuente_20_de_20_párrafo_20_predeter.">
      <style:text-properties fo:color="#000080" loext:opacity="100%" style:font-name="Arial" fo:font-family="Arial" style:font-family-generic="swiss" style:font-pitch="variable" fo:font-size="24pt" fo:font-weight="bold" style:font-name-asian="Arial" style:font-family-asian="Arial" style:font-family-generic-asian="swiss" style:font-pitch-asian="variable" style:font-size-asian="24pt" style:language-asian="zh" style:country-asian="CN" style:font-weight-asian="bold" style:font-name-complex="Arial" style:font-family-complex="Arial" style:font-family-generic-complex="swiss" style:font-pitch-complex="variable" style:font-size-complex="24pt"/>
    </style:style>
    <style:style style:name="Texto_20_de_20_globo_20_Car" style:display-name="Texto de globo Car" style:family="text" style:parent-style-name="Fuente_20_de_20_párrafo_20_predeter.">
      <style:text-properties fo:color="#00000a" loext:opacity="100%" style:font-name="Tahoma" fo:font-family="Tahoma" style:font-family-generic="swiss" style:font-pitch="variable" fo:font-size="8pt" style:font-name-asian="Tahoma" style:font-family-asian="Tahoma"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3cm" fo:margin-left="1.136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sian="Arial Narrow"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51cm" fo:margin-left="2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meta:initial-creator>Lord</meta:initial-creator>
    <meta:creation-date>2022-10-14T11:07:00Z</meta:creation-date>
    <dc:date>2025-04-10T17:22:59.174110200</dc:date>
    <meta:print-date>2021-10-19T20:49:00Z</meta:print-date>
    <meta:editing-cycles>91</meta:editing-cycles>
    <meta:editing-duration>PT15H16M56S</meta:editing-duration>
    <meta:document-statistic meta:table-count="8" meta:image-count="0" meta:object-count="0" meta:page-count="14" meta:paragraph-count="213" meta:word-count="2827" meta:character-count="17188" meta:non-whitespace-character-count="14505"/>
    <meta:user-defined meta:name="AppVersion">15.0000</meta:user-defined>
    <meta:user-defined meta:name="Company">www.intercambiosvirtuales.org</meta:user-defined>
    <meta:template xlink:type="simple" xlink:actuate="onRequest" xlink:title="" xlink:href="Normal.dotm"/>
  </office:meta>
</office:document-meta>
</file>